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1"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2"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3"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5"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6"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8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8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8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8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8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8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8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8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8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9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9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9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9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9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8"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9"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0"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1"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2" style:family="paragraph" style:parent-style-name="Standard" style:list-style-name="L2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3" style:family="paragraph" style:parent-style-name="Standard" style:list-style-name="L27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4" style:family="paragraph" style:parent-style-name="Standard" style:list-style-name="L279">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5"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26"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text-position="0% 100%" fo:language="en" fo:country="none" fo:font-weight="normal" style:font-weight-asian="normal" style:font-weight-complex="normal"/>
    </style:style>
    <style:style style:name="T4" style:family="text">
      <style:text-properties style:text-position="0% 100%" fo:language="en" fo:country="none" fo:font-weight="normal" style:font-weight-asian="normal" style:font-weight-complex="normal"/>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Rescue the Princess Product BackLog + To Do</text:p>
      <text:p text:style-name="P8"/>
      <text:p text:style-name="P8">Design Goal 26/5 – 26/6</text:p>
      <text:p text:style-name="P9">Game Flow Goal</text:p>
      <text:list xml:id="list776763806801260502"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9">Playable Characters Overview</text:p>
      <text:list xml:id="list6838737697046093608"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3258943913676919042"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5430408784060887318"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1822650314894375431"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4966496891206065716"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2740898"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3570545191692768402"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7056146129786846956"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3042532424501036768"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599828214712570426"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861546346441875033"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972867214567772058"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1098748405484501102"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923544501102077997"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5764366427420958845"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3337891605568478122" text:style-name="L16">
        <text:list-item>
          <text:p text:style-name="P30">Implement deploy mage button DONE</text:p>
        </text:list-item>
      </text:list>
      <text:p text:style-name="P1">Implement Ranger Class</text:p>
      <text:list xml:id="list3742129760546225254"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1191090810086663792"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918326390056561042" text:style-name="L19">
        <text:list-item>
          <text:p text:style-name="P33">single target damage effect </text:p>
        </text:list-item>
        <text:list-item>
          <text:p text:style-name="P33">aoe damage effect DONE</text:p>
        </text:list-item>
      </text:list>
      <text:p text:style-name="P1">Fix knockdown/standup on defenders DONE</text:p>
      <text:list xml:id="list4013555862882117239"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6410768002128138435"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2945364607959967666"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5572353318154793439"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502601058823968291"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7851875464019731640"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5190069908777497674"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3686689696411301021"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6113037139682528534"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6410718166252872122" text:style-name="L29">
        <text:list-item>
          <text:p text:style-name="P43">Clean up UI</text:p>
          <text:list>
            <text:list-item>
              <text:p text:style-name="P43">Replace all text components with tmpro</text:p>
            </text:list-item>
          </text:list>
        </text:list-item>
      </text:list>
      <text:list xml:id="list5913934315827657344"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7448574948308382536"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4377918743965640847"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3809747657948335316" text:style-name="L33">
        <text:list-item>
          <text:p text:style-name="P47">Fix level load/tile issues DONE</text:p>
          <text:list>
            <text:list-item>
              <text:p text:style-name="P47">defenders and enemies shouldn't be placed on occupied tiles</text:p>
            </text:list-item>
          </text:list>
        </text:list-item>
      </text:list>
      <text:list xml:id="list9009815156799089902"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9149877164535600763"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1017044608973043137"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9025983696847158638"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1166288767739254284"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3772854574802516954"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1742537551218936774"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2527784560669130683"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2763970" text:continue-list="list1742537551218936774"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6613829140911166649"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4978495928327364471"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2427099280889316656"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2223712747983545386"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7736764636301688822"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80939933085955008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34275570133938574"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1080543979050151035"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733723979017671122"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1690118818486943051"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1042792019820383419"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2632491367529583106"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4120488759600494475"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26">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5387767472898415773"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4">Sprint 19 Completed 14/8/19</text:p>
      <text:list xml:id="list7297194063871233401"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1497725662834381724"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7451492803487997479"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2753331" text:continue-list="list7297194063871233401"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96705449301982674"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1102543948407122522"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5558065924370127610"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4">Sprint 20 completed 17/8/19 (only rogue/warrior talent tree done)</text:p>
      <text:list xml:id="list4019482439100045945" text:style-name="L62">
        <text:list-item>
          <text:p text:style-name="P189">Rest site event</text:p>
          <text:list>
            <text:list-item>
              <text:p text:style-name="P189">Add/test all characters heal 30% option DONE</text:p>
            </text:list-item>
            <text:list-item>
              <text:p text:style-name="P189">One character levels up option DONE</text:p>
            </text:list-item>
          </text:list>
        </text:list-item>
      </text:list>
      <text:list xml:id="list4582311220985159382" text:style-name="L63">
        <text:list-item>
          <text:p text:style-name="P190">Xp/level up system</text:p>
          <text:list>
            <text:list-item>
              <text:p text:style-name="P190">Add level/xp properties to defenders/character data DONE</text:p>
            </text:list-item>
            <text:list-item>
              <text:p text:style-name="P190">Add level up/xp UI to character data panel DONE</text:p>
            </text:list-item>
            <text:list-item>
              <text:p text:style-name="P190">Modify character data to hold info on what abilities a character knows. DONE</text:p>
            </text:list-item>
            <text:list-item>
              <text:p text:style-name="P190"><text:soft-page-break/>Implement ability trees in character panel DONE</text:p>
            </text:list-item>
          </text:list>
        </text:list-item>
      </text:list>
      <text:list xml:id="list8933086774257114858" text:style-name="L64">
        <text:list-item>
          <text:p text:style-name="P191">Implement/test characters learn new abilities from talent tree DONE</text:p>
        </text:list-item>
        <text:list-item>
          <text:p text:style-name="P191">Design 8 ability trees with 2 abilities/passives in each tree DONE</text:p>
        </text:list-item>
        <text:list-item>
          <text:p text:style-name="P191">Implement above trees + abilities</text:p>
          <text:list>
            <text:list-item>
              <text:p text:style-name="P191">Rogue DONE</text:p>
            </text:list-item>
            <text:list-item>
              <text:p text:style-name="P191">Priest</text:p>
            </text:list-item>
            <text:list-item>
              <text:p text:style-name="P191">Mage</text:p>
            </text:list-item>
            <text:list-item>
              <text:p text:style-name="P191">Warrior DONE</text:p>
            </text:list-item>
          </text:list>
        </text:list-item>
      </text:list>
      <text:p text:style-name="P1"/>
      <text:p text:style-name="P4">Sprint 21 (completed 19/8/19)</text:p>
      <text:list xml:id="list9135282995429484815" text:style-name="L65">
        <text:list-item>
          <text:p text:style-name="P192">Implement 'Block' ability for defenders</text:p>
        </text:list-item>
        <text:list-item>
          <text:p text:style-name="P192">Item System Overhaul</text:p>
          <text:list>
            <text:list-item>
              <text:p text:style-name="P192">implement item rarity DONE</text:p>
            </text:list-item>
            <text:list-item>
              <text:p text:style-name="P192">implement item SO script DONE</text:p>
            </text:list-item>
            <text:list-item>
              <text:p text:style-name="P192">Redesign old items/ create at least 15 items list DONE</text:p>
            </text:list-item>
            <text:list-item>
              <text:p text:style-name="P192">implement new items DONE (implement 'rune' buff later)</text:p>
            </text:list-item>
            <text:list-item>
              <text:p text:style-name="P192">implement probablity/chance logic for receiving rare/epic items DONE</text:p>
            </text:list-item>
          </text:list>
        </text:list-item>
      </text:list>
      <text:p text:style-name="P4">Sprint 22 (completed 20/8/19)</text:p>
      <text:list xml:id="list9015573884894857468" text:style-name="L66">
        <text:list-item>
          <text:p text:style-name="P193">Implement Shop Encounter</text:p>
          <text:list>
            <text:list-item>
              <text:p text:style-name="P193">design/implement UI lay out DONE</text:p>
            </text:list-item>
            <text:list-item>
              <text:p text:style-name="P193">item slots class DONE</text:p>
            </text:list-item>
            <text:list-item>
              <text:p text:style-name="P193">add item to inventory logic DONE</text:p>
            </text:list-item>
            <text:list-item>
              <text:p text:style-name="P193">shop event finish logic working DONE</text:p>
            </text:list-item>
            <text:list-item>
              <text:p text:style-name="P193">add shop 'conitinue' button (opens world map) DONE</text:p>
            </text:list-item>
          </text:list>
        </text:list-item>
      </text:list>
      <text:p text:style-name="P4">Sprint 23 Artifact (completed 21/8/19)</text:p>
      <text:list xml:id="list4084569602410097958" text:style-name="L67">
        <text:list-item>
          <text:p text:style-name="P194">Implement Artifact system</text:p>
          <text:list>
            <text:list-item>
              <text:p text:style-name="P194">Design/implement atleast 15 relics DONE</text:p>
            </text:list-item>
            <text:list-item>
              <text:p text:style-name="P194">Implement relic reward from combat encounter DONE</text:p>
            </text:list-item>
            <text:list-item>
              <text:p text:style-name="P194">implement relics in shop DONE</text:p>
            </text:list-item>
            <text:list-item>
              <text:p text:style-name="P194"><text:soft-page-break/>cant recieve the same relic twice DONE</text:p>
            </text:list-item>
            <text:list-item>
              <text:p text:style-name="P194">shop doesnt duplicate relics DONE</text:p>
            </text:list-item>
            <text:list-item>
              <text:p text:style-name="P194">no errors caused in shop event if no viable relics are available DONE</text:p>
            </text:list-item>
            <text:list-item>
              <text:p text:style-name="P194">implement artifact mouse over panel DONE</text:p>
              <text:list>
                <text:list-item>
                  <text:p text:style-name="P194">artifact panel view DONE</text:p>
                </text:list-item>
                <text:list-item>
                  <text:p text:style-name="P194">artifact reward button DONE</text:p>
                </text:list-item>
                <text:list-item>
                  <text:p text:style-name="P194">artifact shop purchase button DONE</text:p>
                </text:list-item>
              </text:list>
            </text:list-item>
          </text:list>
        </text:list-item>
      </text:list>
      <text:p text:style-name="P4">Sprint 24 Mystery + Treasure Rooms (completed 22/8/19)</text:p>
      <text:list xml:id="list3447861159223152790" text:style-name="L68">
        <text:list-item>
          <text:p text:style-name="P195">Implement Mystery Room encounter (not mystery events though)</text:p>
        </text:list-item>
        <text:list-item>
          <text:p text:style-name="P195">Implement Treasure room encounter</text:p>
          <text:list>
            <text:list-item>
              <text:p text:style-name="P195">Treasure room encounter type DONE</text:p>
            </text:list-item>
            <text:list-item>
              <text:p text:style-name="P195">world map generates treasure rooms DONE</text:p>
            </text:list-item>
            <text:list-item>
              <text:p text:style-name="P195">treasure box on click creates a loot event/window DONE</text:p>
            </text:list-item>
            <text:list-item>
              <text:p text:style-name="P195">On encounter clicked for treasure room logic</text:p>
              <text:list>
                <text:list-item>
                  <text:p text:style-name="P195">generates a new level DONE</text:p>
                </text:list-item>
                <text:list-item>
                  <text:p text:style-name="P195">places a treasure chest at the centre DONE</text:p>
                </text:list-item>
              </text:list>
            </text:list-item>
          </text:list>
        </text:list-item>
      </text:list>
      <text:p text:style-name="P4">Sprint 25 Elite Encounter (completed 25/8/19)</text:p>
      <text:list xml:id="list8698914398788327621" text:style-name="L69">
        <text:list-item>
          <text:p text:style-name="P196">Design and implement at least 1 sophisticated and interesting elite encounter DONE</text:p>
        </text:list-item>
        <text:list-item>
          <text:p text:style-name="P196">Grim Reaper Working DONE (move to best whirlwind position <text:s/>not working)</text:p>
        </text:list-item>
        <text:list-item>
          <text:p text:style-name="P196">Elite encounter rewards working DONE</text:p>
        </text:list-item>
        <text:list-item>
          <text:p text:style-name="P196">Set up encounter room probability chances DONE</text:p>
        </text:list-item>
      </text:list>
      <text:p text:style-name="P4">Sprint 26: New Characters (warlock not implement, do later) completed 5/9/19</text:p>
      <text:list xml:id="list5286599757432581614" text:style-name="L70">
        <text:list-item>
          <text:p text:style-name="P197">Design two new playable classes</text:p>
          <text:list>
            <text:list-item>
              <text:p text:style-name="P197">Shaman abilities design + talent tree DONE</text:p>
            </text:list-item>
            <text:list-item>
              <text:p text:style-name="P197">Shaman Sprites/anims found DONE</text:p>
            </text:list-item>
            <text:list-item>
              <text:p text:style-name="P197">Warlock abilities design + talent tree DONE</text:p>
            </text:list-item>
            <text:list-item>
              <text:p text:style-name="P197">Warlock Sprites/anims found </text:p>
            </text:list-item>
          </text:list>
        </text:list-item>
        <text:list-item>
          <text:p text:style-name="P197">Find sprite sheets/animations</text:p>
        </text:list-item>
        <text:list-item>
          <text:p text:style-name="P197">Create Prefabs DONE</text:p>
        </text:list-item>
        <text:list-item>
          <text:p text:style-name="P197"><text:soft-page-break/>Edit existing scripts (charactbox, character data, PrefabHolder, etc) DONE</text:p>
        </text:list-item>
      </text:list>
      <text:p text:style-name="P4">Sprint 27: Talent Trees rework (completed 6/9/19)</text:p>
      <text:list xml:id="list2072450571333271101"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056673463282125417"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4">Sprint 29: Death animations / End combat event (completed 8.9.2019, but not black screen fade)</text:p>
      <text:list xml:id="list6287703062924571181" text:style-name="L73">
        <text:list-item>
          <text:p text:style-name="P198">Death Anims</text:p>
        </text:list-item>
        <text:list-item>
          <text:p text:style-name="P198"><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5">Sprint 30: Game background / camera movement rework (completed 11/9/19)</text:p>
      <text:list xml:id="list9188718847164727880"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6105955400745855221" text:style-name="L75">
        <text:list-item>
          <text:p text:style-name="P81">create a visuals/tiles/background surronding the tiles DONE</text:p>
          <text:list>
            <text:list-item>
              <text:p text:style-name="P81">could use water tiles to make a BG. DONE</text:p>
            </text:list-item>
          </text:list>
        </text:list-item>
      </text:list>
      <text:list xml:id="list3987689061940588392" text:style-name="L76">
        <text:list-item>
          <text:p text:style-name="P199">Implement camera 'look at' whena defender is selected DONE</text:p>
        </text:list-item>
        <text:list-item>
          <text:p text:style-name="P199">Fine tune camera movement properties (zoom speed, damping, dead zone etc) DONE</text:p>
        </text:list-item>
        <text:list-item>
          <text:p text:style-name="P199">Make camera follow enemies during their activation/turn DONE</text:p>
        </text:list-item>
      </text:list>
      <text:p text:style-name="P5"/>
      <text:p text:style-name="P5">Sprint 31: Mass refactoring and clean up (completed 14/9/19, not passive traits)</text:p>
      <text:list xml:id="list6481183093035839384"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8512846317799175572"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183725916585229225"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5836647601189725517"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4119341715820804311"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6010484978353579538" text:style-name="L82">
        <text:list-item>
          <text:p text:style-name="P87">Refactor UI canvas scripts (world map, roster, etc) DONE</text:p>
          <text:list>
            <text:list-item>
              <text:p text:style-name="P87">create visual parent objects for the static classes DONE</text:p>
            </text:list-item>
          </text:list>
        </text:list-item>
      </text:list>
      <text:list xml:id="list3882719837449337493" text:style-name="L83">
        <text:list-item>
          <text:p text:style-name="P88">Refactor and update enemy scripts/abilities DONE</text:p>
          <text:p text:style-name="P88"/>
        </text:list-item>
      </text:list>
      <text:p text:style-name="P5">Sprint 32: New traits and passives (completed 15/9/19)</text:p>
      <text:list xml:id="list8918971979305482211"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5">Sprint 33: Enemies, defenders, abilities and gameplay redesign/rework</text:p>
      <text:list xml:id="list2461065673346850590"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5">Sprint 34: <text:s/>Adding new features from previous design phase (closed)</text:p>
      <text:list xml:id="list3972020664999386697"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5910466498425049001"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5">Sprint 35 : Initiative/Activation System (completed 25/10/19)</text:p>
      <text:list xml:id="list3169687434540329245"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7179981751026275625"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6253044554211286924" text:style-name="L90">
        <text:list-item>
          <text:p text:style-name="P95">New Scripts</text:p>
        </text:list-item>
      </text:list>
      <text:list xml:id="list1553501047172324547"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6584071422373629599"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5">Sprint 36: Position Logic reworked (completed 25/10/19)</text:p>
      <text:list xml:id="list4752037265816088327"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5">Sprint 37: Traits/stats reworked(completed 25/10/19)</text:p>
      <text:list xml:id="list65828666691368239" text:style-name="L94">
        <text:list-item>
          <text:p text:style-name="P99">Camoflage</text:p>
        </text:list-item>
      </text:list>
      <text:list xml:id="list464834611157291574"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1542191378293497867" text:style-name="L96">
        <text:list-item>
          <text:p text:style-name="P101">Strength</text:p>
          <text:list>
            <text:list-item>
              <text:p text:style-name="P101">strength only increases physical damage DONE</text:p>
            </text:list-item>
          </text:list>
        </text:list-item>
      </text:list>
      <text:p text:style-name="P5">Sprint 38: Play Testing, Tweaking Bug squashing (completed 27/10/19)</text:p>
      <text:list xml:id="list7093876599981504544" text:style-name="L97">
        <text:list-item>
          <text:p text:style-name="P102"><text:s/>See notes in design notes document</text:p>
        </text:list-item>
      </text:list>
      <text:p text:style-name="P5">Sprint 39: Rework Necromancer enemy (completed 28/10/19)</text:p>
      <text:list xml:id="list1994180358325551007"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5">Sprint 40: Items Rework (completed 31/10/19)</text:p>
      <text:list xml:id="list8836429612400334845"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5">Sprint 41: Items view rework (completed 31/10/19)</text:p>
      <text:list xml:id="list32734319" text:continue-list="list398768906194058839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2750546" text:continue-numbering="true" text:style-name="L76">
        <text:list-item>
          <text:list>
            <text:list-item>
              <text:p text:style-name="P105">find better item sprites DONE</text:p>
            </text:list-item>
          </text:list>
        </text:list-item>
      </text:list>
      <text:p text:style-name="P5">Sprint 42: Remove spell info box, implement ability info panels (completed 31/10/19)</text:p>
      <text:list xml:id="list825309507257408499" text:style-name="L100">
        <text:list-item>
          <text:p text:style-name="P106">review scripts from sci fi game</text:p>
        </text:list-item>
      </text:list>
      <text:p text:style-name="P5">Sprint 43: Reward Screen updates + UI view updates (completed 31/10/19)</text:p>
      <text:list xml:id="list3058103047264667682"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5">Sprint 44: Black Screen Scene/Event transistions (completed 1/11/19)</text:p>
      <text:list xml:id="list8010216197490208723"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5">Sprint 45: Ability/traits/passives/hp notifications system rework (completed 1/11/19)</text:p>
      <text:list xml:id="list32733882" text:continue-list="list32750546"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5">Sprint 46: Keyboard numpad triggers ability button clicks (completed 1/11/19)</text:p>
      <text:list xml:id="list2865941512009956705"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421853323566824802"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3811996513961395116" text:style-name="L105">
        <text:list-item>
          <text:p text:style-name="P111">Update script/ai logic DONE</text:p>
        </text:list-item>
        <text:list-item>
          <text:p text:style-name="P111">Play test/balance/debug DONE</text:p>
        </text:list-item>
      </text:list>
      <text:list xml:id="list4727830577531312477"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7323422993614825884"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2545850385278388824"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997808388098148992"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5">Sprint 50: Rework Rest site (completed 6/11/19)</text:p>
      <text:list xml:id="list6977003565585524437"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5838300675790671506"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5">Sprint 51: Rework Shop (completed 6/11/19)</text:p>
      <text:list xml:id="list7930644308327065320"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5">Sprint 52: Skeleton king <text:s/>+ elite encounters rework (completed 6/11/19)</text:p>
      <text:list xml:id="list32746370" text:continue-list="list421853323566824802" text:style-name="L104">
        <text:list-item>
          <text:p text:style-name="P110"><text:soft-page-break/>Rework abilities DONE</text:p>
        </text:list-item>
      </text:list>
      <text:list xml:id="list497479431719707219"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5">Sprint 53: New relics + rework old relics (completed 8/11/19)</text:p>
      <text:list xml:id="list4363043038193052110"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5">Sprint 54: Talent system rework (completed 11/11/19)</text:p>
      <text:list xml:id="list4291918711618827309"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3904431365451928795"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5">Sprint 56: Project Cleanup / Prefab restructuring (completed 12/11/19)</text:p>
      <text:list xml:id="list913207314425813279"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5">Sprint 57 : Refactoring (comleted 13/11/19)</text:p>
      <text:list xml:id="list32760497"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5">Sprint 58: State System (completed 18/11/19)</text:p>
      <text:list xml:id="list7386147906912751756"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5">Sprint 59: Rework camp site (add more options, gain states, etc) (completed 18/11/19)</text:p>
      <text:list xml:id="list6136376655431870327"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4965979391775665838"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5">Sprint 60: Camp Site/States clean up + visual updates (completed 19/11/19)</text:p>
      <text:list xml:id="list5996407693264988182"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5">Sprint 61: Implement Story Events (completed 21/11/19)</text:p>
      <text:list xml:id="list6408994390674669564"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5">Sprint 62: Rework World Map (completed 22/11/19)</text:p>
      <text:list xml:id="list8569354800953739701"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1926076288841991306"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5">Sprint 63: Redesign Necromancer, Vampires and Skeleton Gang Encounters + Add goblins (completed 29/11/19)</text:p>
      <text:list xml:id="list1518580365430013639"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3563406880275825877"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7008624784982256561" text:style-name="L127">
        <text:list-item>
          <text:p text:style-name="P133">Skeleton Warrior</text:p>
          <text:list>
            <text:list-item>
              <text:p text:style-name="P133">update code logic for guard ability DONE</text:p>
            </text:list-item>
          </text:list>
        </text:list-item>
      </text:list>
      <text:list xml:id="list1884554549821198890"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3537057214343145428"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6898153154293517983"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5">Sprint 64: Design / Implement Stage 1 Boss</text:p>
      <text:list xml:id="list364053750733373370"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3815538757923674573"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27968847994714674"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3811850221636605503" text:style-name="L134">
        <text:list-item>
          <text:p text:style-name="P140">when character is killed, their activation isnt instantly destroyed, instead it fades out gradually, or plays some nice visual effect (e.g. burning up) DONE</text:p>
        </text:list-item>
      </text:list>
      <text:list xml:id="list32762606" text:continue-list="list227968847994714674"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2251182795964385547"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45750559073349140"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1249216527640954232" text:style-name="L137">
        <text:list-item>
          <text:p text:style-name="P143">Movement</text:p>
        </text:list-item>
      </text:list>
      <text:list xml:id="list7819352053947891290" text:style-name="L138">
        <text:list-item>
          <text:p text:style-name="P144">free strike event occurs BEFORE character moves away DONE</text:p>
        </text:list-item>
      </text:list>
      <text:p text:style-name="P2">UI</text:p>
      <text:list xml:id="list2484014535958628440" text:style-name="L139">
        <text:list-item>
          <text:p text:style-name="P145">Status icon panel fades in and out DONE</text:p>
        </text:list-item>
      </text:list>
      <text:list xml:id="list7683684287329521550"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1234362052030573830" text:style-name="L141">
        <text:list-item>
          <text:p text:style-name="P147">text logic also edits ability info panel text fields (just for the starting defender abilities) DONE</text:p>
        </text:list-item>
      </text:list>
      <text:p text:style-name="P2">Play Test</text:p>
      <text:list xml:id="list6308477124443399120" text:style-name="L142">
        <text:list-item>
          <text:p text:style-name="P148">Play the game and hunt/squash bugs</text:p>
        </text:list-item>
      </text:list>
      <text:p text:style-name="P2">Controls</text:p>
      <text:list xml:id="list7165181398848689009"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611911318118120946" text:style-name="L144">
        <text:list-header>
          <text:p text:style-name="P150"/>
        </text:list-header>
      </text:list>
      <text:p text:style-name="P5">Sprint 66: More Mystery Encounters</text:p>
      <text:list xml:id="list813863988499036918" text:style-name="L145">
        <text:list-item>
          <text:p text:style-name="P151">Add 4 more mystery encounters to the game</text:p>
        </text:list-item>
      </text:list>
      <text:list xml:id="list32762510" text:continue-list="list6408994390674669564"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5"><text:soft-page-break/>Sprint 67: Boss Encounter (completed 12/12/19)</text:p>
      <text:list xml:id="list9008382500021076503"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4">pathfinding bug: if there is no possible path that an enemy can draw to a defender (e.g., because the defender is surrounded), </text:span><text:span text:style-name="T2"><text:s/>GetBestValidMoveLocationBetweenMeAndTarget() </text:span><text:span text:style-name="T3">will through an error. Fix this method FIXED</text:span></text:p>
        </text:list-item>
        <text:list-item>
          <text:p text:style-name="P207">change back to old strength status icon image FIXED</text:p>
        </text:list-item>
      </text:list>
      <text:p text:style-name="P10">Sprint 68: Simple Game Over Event / Loop (competed 13/12/19)</text:p>
      <text:list xml:id="list6441566094457186087" text:style-name="L147">
        <text:list-item>
          <text:p text:style-name="P208">EventManager</text:p>
          <text:list>
            <text:list-item>
              <text:p text:style-name="P208">Create new method: StartNewGameOverEvent() DONE</text:p>
            </text:list-item>
            <text:list-item>
              <text:p text:style-name="P208">new method: StartNewEndBossEncounterEvent() DONE</text:p>
              <text:list>
                <text:list-item>
                  <text:p text:style-name="P208">for now, plays the same logic as game over event DONE</text:p>
                </text:list-item>
              </text:list>
            </text:list-item>
          </text:list>
        </text:list-item>
      </text:list>
      <text:list xml:id="list1947622538988564955" text:style-name="L148">
        <text:list-item>
          <text:p text:style-name="P209">Create 'Game Over' Screen UI DONE</text:p>
          <text:list>
            <text:list-item>
              <text:p text:style-name="P209">Screen Elements</text:p>
              <text:list>
                <text:list-item>
                  <text:p text:style-name="P209">Main menu button DONE</text:p>
                </text:list-item>
                <text:list-item>
                  <text:p text:style-name="P209">Game over text / panel image BG DONE</text:p>
                </text:list-item>
                <text:list-item>
                  <text:p text:style-name="P209">'Your Score' text / panel image BG DONE</text:p>
                </text:list-item>
                <text:list-item>
                  <text:p text:style-name="P209">Content size fitter area for score elements DONE</text:p>
                </text:list-item>
                <text:list-item>
                  <text:p text:style-name="P209">Below score content area: Total Score text / panel BG Image DONE</text:p>
                </text:list-item>
              </text:list>
            </text:list-item>
          </text:list>
        </text:list-item>
        <text:list-item>
          <text:p text:style-name="P209">BlackScreenManager fades out to 50%, then game over screen slowly blends in over the top DONE</text:p>
        </text:list-item>
        <text:list-item>
          <text:p text:style-name="P209">Return to main menu button fades game out slowly, then reloads menu scene correctly DONE</text:p>
        </text:list-item>
      </text:list>
      <text:p text:style-name="P12"/>
      <text:p text:style-name="P10"><text:soft-page-break/>Sprint 69: Score Manager and Scoring System (completed 13/12/19)</text:p>
      <text:list xml:id="list4043543263709217439" text:style-name="L149">
        <text:list-item>
          <text:p text:style-name="P210">Brainstorm different ways for players to increase their score DONE</text:p>
          <text:list>
            <text:list-item>
              <text:p text:style-name="P210">Elite Encounter Defeated: 10 points</text:p>
            </text:list-item>
            <text:list-item>
              <text:p text:style-name="P210">For each encounter of any type completed: 5 points</text:p>
            </text:list-item>
            <text:list-item>
              <text:p text:style-name="P210">For each boss defeated: 50</text:p>
            </text:list-item>
            <text:list-item>
              <text:p text:style-name="P210">Champion: defeat an elite without taking damage: 25</text:p>
            </text:list-item>
            <text:list-item>
              <text:p text:style-name="P210">Slayer: defeat a basic encounter without taking any damage: 10</text:p>
            </text:list-item>
            <text:list-item>
              <text:p text:style-name="P210">Boss Punisher: Defeat a boss without taking damage: 50</text:p>
            </text:list-item>
            <text:list-item>
              <text:p text:style-name="P210">Item Collector: For each item collected: 2 points</text:p>
            </text:list-item>
            <text:list-item>
              <text:p text:style-name="P210">Hoarder: Collect 3 copies of the same item: 10 points</text:p>
            </text:list-item>
            <text:list-item>
              <text:p text:style-name="P210">Artifact Collector: For each arifact collected: 10 points</text:p>
            </text:list-item>
            <text:list-item>
              <text:p text:style-name="P210">Empowered: For each state gained: 5 pts</text:p>
            </text:list-item>
            <text:list-item>
              <text:p text:style-name="P210">Riches: for each 100g collected: 5 points</text:p>
            </text:list-item>
            <text:list-item>
              <text:p text:style-name="P210">Ultimate Blessing Have 5 active states at any point: 50 points</text:p>
            </text:list-item>
            <text:list-item>
              <text:p text:style-name="P210">Well Armed: Foreach epic item collected: 5pts</text:p>
            </text:list-item>
            <text:list-item>
              <text:p text:style-name="P210">Knowledge: For each level gained on a character: 5pts</text:p>
            </text:list-item>
          </text:list>
        </text:list-item>
      </text:list>
      <text:list xml:id="list6936014649733590821" text:style-name="L150">
        <text:list-item>
          <text:p text:style-name="P211">New Singleton Class: ScoreManager DONE</text:p>
        </text:list-item>
        <text:list-item>
          <text:p text:style-name="P211">New ScoreElement Class DONE</text:p>
          <text:list>
            <text:list-item>
              <text:p text:style-name="P211">Properties DONE</text:p>
              <text:list>
                <text:list-item>
                  <text:p text:style-name="P211">levelsGained</text:p>
                </text:list-item>
                <text:list-item>
                  <text:p text:style-name="P211">epicItemsCollected</text:p>
                </text:list-item>
                <text:list-item>
                  <text:p text:style-name="P211">elites killed</text:p>
                </text:list-item>
                <text:list-item>
                  <text:p text:style-name="P211">encounters completed</text:p>
                </text:list-item>
                <text:list-item>
                  <text:p text:style-name="P211">items collected</text:p>
                </text:list-item>
                <text:list-item>
                  <text:p text:style-name="P211">gold collected</text:p>
                </text:list-item>
                <text:list-item>
                  <text:p text:style-name="P211">artifacts collected</text:p>
                </text:list-item>
                <text:list-item>
                  <text:p text:style-name="P211">statesCollected</text:p>
                </text:list-item>
                <text:list-item>
                  <text:p text:style-name="P211">bosses defeated</text:p>
                </text:list-item>
                <text:list-item>
                  <text:p text:style-name="P211">killedBasicNoDamageTaken</text:p>
                </text:list-item>
                <text:list-item>
                  <text:p text:style-name="P211"><text:soft-page-break/>killedEliteNoDamageTaken</text:p>
                </text:list-item>
                <text:list-item>
                  <text:p text:style-name="P211">killedBossNoDamageTaken</text:p>
                </text:list-item>
              </text:list>
            </text:list-item>
          </text:list>
        </text:list-item>
      </text:list>
      <text:p text:style-name="P12"/>
      <text:p text:style-name="P10">Sprint 70: Line Renderer for pathing and movement actions (completed 20/12/19)</text:p>
      <text:list xml:id="list2607643785670263418" text:style-name="L151">
        <text:list-item>
          <text:p text:style-name="P212">For movement related abilities, a line is draw from tile to tile showing the path that will be taken</text:p>
        </text:list-item>
        <text:list-item>
          <text:p text:style-name="P212">The line renderer also indicates to the player if a free strike will occur as a result of the movement</text:p>
        </text:list-item>
        <text:list-item>
          <text:p text:style-name="P212">New Scripts and Old script Updates</text:p>
          <text:list>
            <text:list-item>
              <text:p text:style-name="P212">PathRenderer</text:p>
              <text:list>
                <text:list-item>
                  <text:p text:style-name="P212">Has a line renderer component, responsible for drawing path across tiles</text:p>
                </text:list-item>
                <text:list-item>
                  <text:p text:style-name="P212">DrawPath(tile start, tile end)</text:p>
                </text:list-item>
                <text:list-item>
                  <text:p text:style-name="P212">Process for drawing path:</text:p>
                  <text:list>
                    <text:list-item>
                      <text:p text:style-name="P212">On ability button clicked, detect if ability is movement related</text:p>
                    </text:list-item>
                    <text:list-item>
                      <text:p text:style-name="P212">if it is, make astar create a path from selected defender to hovered over tile</text:p>
                    </text:list-item>
                    <text:list-item>
                      <text:p text:style-name="P212">send the path stack to PathRenderer static class</text:p>
                    </text:list-item>
                    <text:list-item>
                      <text:p text:style-name="P212">for each node in the path, LevelManager.GetTileFromPointReference, then put each tile in a list.</text:p>
                    </text:list-item>
                    <text:list-item>
                      <text:p text:style-name="P212">For each tile in the list, create a new position in the line renderer array/list, and set that new position equal to the tiles world pos property</text:p>
                    </text:list-item>
                    <text:list-item>
                      <text:p text:style-name="P212">turn on the linerenderers visibility</text:p>
                    </text:list-item>
                    <text:list-item>
                      <text:p text:style-name="P212">in order to show free strikes, the current path displayed needs to be saved in a variable somewhere, and each element needs to be of type tile</text:p>
                    </text:list-item>
                  </text:list>
                </text:list-item>
              </text:list>
            </text:list-item>
          </text:list>
        </text:list-item>
      </text:list>
      <text:list xml:id="list1154728487272928729" text:style-name="L152">
        <text:list-item>
          <text:p text:style-name="P213">Process for detetcing free strikes</text:p>
          <text:list>
            <text:list-item>
              <text:p text:style-name="P213">after line render turns on, start checking each index of the line</text:p>
            </text:list-item>
            <text:list-item>
              <text:p text:style-name="P213">starting with the tile at index 0</text:p>
              <text:list>
                <text:list-item>
                  <text:p text:style-name="P213">foreach enemy in enemymanager, get tiles within range (melee range of enemy)</text:p>
                </text:list-item>
                <text:list-item>
                  <text:p text:style-name="P213">if the tile in the index currently beging checked is in that tile list, add enemy to local list</text:p>
                </text:list-item>
                <text:list-item>
                  <text:p text:style-name="P213">for each enemy in local enemy list, if the next index in the path is not in its melee range, then it will trigger a free strike, so turn on the enemy 'free strike' image</text:p>
                </text:list-item>
              </text:list>
            </text:list-item>
          </text:list>
        </text:list-item>
      </text:list>
      <text:p text:style-name="P12"/>
      <text:p text:style-name="P10">Sprint 71: Update Enemy AI + Abilities (completed 21/12/2019)</text:p>
      <text:list xml:id="list5517579972470300225" text:style-name="L153">
        <text:list-item>
          <text:p text:style-name="P214"><text:soft-page-break/>Ideas/Problems/Solutions</text:p>
          <text:list>
            <text:list-item>
              <text:p text:style-name="P214">When enemies move towards a target to get in range, they dont prioritize moving over grass tiles when it would make sense to do so </text:p>
            </text:list-item>
            <text:list-item>
              <text:p text:style-name="P214">Enemies will spend all AP moving into range, even if they cannot attack. This makes it easier for defenders to land the first attacks, since the enemies did all the work moving into range</text:p>
            </text:list-item>
          </text:list>
        </text:list-item>
        <text:list-item>
          <text:p text:style-name="P214">New Methods</text:p>
          <text:list>
            <text:list-item>
              <text:p text:style-name="P214">bool WillMovementTriggerFreeStrike()</text:p>
            </text:list-item>
            <text:list-item>
              <text:p text:style-name="P214">bool CanPerformAbilityTwoAfterAbilityOne(Ability one, Ability two, LE entity) DONE</text:p>
              <text:list>
                <text:list-item>
                  <text:p text:style-name="P214">stop enemies from charging into defenders range without being able to attack: enemies should only advance if they can attack</text:p>
                </text:list-item>
              </text:list>
            </text:list-item>
          </text:list>
        </text:list-item>
      </text:list>
      <text:list xml:id="list2946930305101699735" text:style-name="L154">
        <text:list-item>
          <text:p text:style-name="P215">Updates to older methods DONE</text:p>
          <text:list>
            <text:list-item>
              <text:p text:style-name="P215">GetClosestEnemy / GetClosestTile</text:p>
              <text:list>
                <text:list-item>
                  <text:p text:style-name="P215">current calculates distance as a float between points A and B, should instead calculate distince in tiles, not virtual game distance</text:p>
                </text:list-item>
                <text:list-item>
                  <text:p text:style-name="P215">should return a list of tiles if more then 1 tile is the same distance, or randomly pick a random tile from the list, then return that tile. Or return the 'best' tile (grass tile, etc)</text:p>
                </text:list-item>
              </text:list>
            </text:list-item>
          </text:list>
        </text:list-item>
      </text:list>
      <text:list xml:id="list6107095004079118092" text:style-name="L155">
        <text:list-item>
          <text:p text:style-name="P216">GetClosestVALIDEnemy DONE</text:p>
          <text:list>
            <text:list-item>
              <text:p text:style-name="P216">GetClosestEnemy causes enemies to spaz out some times. This because the closest enemy is not valid (stealthed, camo, etc) and it cant figure out how to move in range of. </text:p>
            </text:list-item>
          </text:list>
        </text:list-item>
      </text:list>
      <text:list xml:id="list680342069379094757" text:style-name="L156">
        <text:list-item>
          <text:p text:style-name="P217">Enemy ability/passive updates</text:p>
          <text:list>
            <text:list-item>
              <text:p text:style-name="P217">Necromancer </text:p>
            </text:list-item>
          </text:list>
        </text:list-item>
      </text:list>
      <text:list xml:id="list454040817702096972" text:style-name="L157">
        <text:list-item>
          <text:p text:style-name="P218">Warrior</text:p>
        </text:list-item>
      </text:list>
      <text:p text:style-name="P12"/>
      <text:p text:style-name="P10">Sprint 72: General game changes / experimentation (completed 26/12/19)</text:p>
      <text:list xml:id="list2691372771500157721" text:style-name="L158">
        <text:list-item>
          <text:p text:style-name="P219">Double the values of everything DONE</text:p>
          <text:list>
            <text:list-item>
              <text:p text:style-name="P219">double health of all characters DONE</text:p>
            </text:list-item>
            <text:list-item>
              <text:p text:style-name="P219">double damage values DONE</text:p>
            </text:list-item>
            <text:list-item>
              <text:p text:style-name="P219">double passives DONE</text:p>
            </text:list-item>
            <text:list-item>
              <text:p text:style-name="P219">double ability values DONE</text:p>
            </text:list-item>
          </text:list>
        </text:list-item>
      </text:list>
      <text:list xml:id="list6038066037704106529" text:style-name="L159">
        <text:list-item>
          <text:p text:style-name="P220">Implement critical strikes DONE</text:p>
          <text:list>
            <text:list-item>
              <text:p text:style-name="P220">all characters have a base crit chance of 5% DONE</text:p>
            </text:list-item>
            <text:list-item>
              <text:p text:style-name="P220"><text:soft-page-break/>crits are indicated by damage text in loseHP vfx going yellow DONE </text:p>
            </text:list-item>
            <text:list-item>
              <text:p text:style-name="P220">crits increase damage by 50% DONE</text:p>
            </text:list-item>
          </text:list>
        </text:list-item>
      </text:list>
      <text:list xml:id="list3930953264553747024" text:style-name="L160">
        <text:list-item>
          <text:p text:style-name="P221">Items DONE</text:p>
          <text:list>
            <text:list-item>
              <text:p text:style-name="P221">items from basic enemies are always common DONE</text:p>
            </text:list-item>
            <text:list-item>
              <text:p text:style-name="P221">elites always drop a rare item reward DONE</text:p>
            </text:list-item>
            <text:list-item>
              <text:p text:style-name="P221">bosses always drop an epic item reward DONE</text:p>
            </text:list-item>
          </text:list>
        </text:list-item>
      </text:list>
      <text:list xml:id="list2818111337336189414" text:style-name="L161">
        <text:list-item>
          <text:p text:style-name="P222">Remove artifacts system for now DONE</text:p>
        </text:list-item>
      </text:list>
      <text:list xml:id="list7460871780568112383" text:style-name="L162">
        <text:list-item>
          <text:p text:style-name="P223">New Energy system DONE</text:p>
          <text:list>
            <text:list-item>
              <text:p text:style-name="P223">characters start with 60 max stamina</text:p>
            </text:list-item>
            <text:list-item>
              <text:p text:style-name="P223">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23">Max Energy: the limit of how much stamina a character can have</text:p>
                </text:list-item>
              </text:list>
            </text:list-item>
          </text:list>
        </text:list-item>
      </text:list>
      <text:list xml:id="list9084271662437328682" text:style-name="L163">
        <text:list-item>
          <text:p text:style-name="P224">To do</text:p>
          <text:list>
            <text:list-item>
              <text:p text:style-name="P224">change all variables/property names DONE</text:p>
            </text:list-item>
            <text:list-item>
              <text:p text:style-name="P224">change all method names DONE</text:p>
            </text:list-item>
            <text:list-item>
              <text:p text:style-name="P224">changes text values in passives/ability descriptions DONE</text:p>
            </text:list-item>
            <text:list-item>
              <text:p text:style-name="P224">change all ability energy values DONE</text:p>
            </text:list-item>
          </text:list>
        </text:list-item>
      </text:list>
      <text:p text:style-name="P12"/>
      <text:p text:style-name="P10">Sprint 73: Level, Tiles Tile Objects Overhaul (completed 2/1/2020)</text:p>
      <text:list xml:id="list1306889140343998311" text:style-name="L164">
        <text:list-item>
          <text:p text:style-name="P225">Level / Map changes</text:p>
          <text:list>
            <text:list-item>
              <text:p text:style-name="P225">Make some new level text files with trees and deep water</text:p>
              <text:list>
                <text:list-item>
                  <text:p text:style-name="P225">New map size 13x7 DONE</text:p>
                </text:list-item>
                <text:list-item>
                  <text:p text:style-name="P225">adjust camera zoom limits DONE</text:p>
                </text:list-item>
                <text:list-item>
                  <text:p text:style-name="P225">disable camera edge collider positions for now DONE</text:p>
                </text:list-item>
                <text:list-item>
                  <text:p text:style-name="P225">disable level background DONE</text:p>
                </text:list-item>
              </text:list>
            </text:list-item>
            <text:list-item>
              <text:p text:style-name="P225">modify all methods asssociated with map size DONE</text:p>
              <text:list>
                <text:list-item>
                  <text:p text:style-name="P225">where defenders/enemies get placed on combat start DONE</text:p>
                </text:list-item>
              </text:list>
            </text:list-item>
          </text:list>
        </text:list-item>
      </text:list>
      <text:list xml:id="list3583591430861681922" text:style-name="L165">
        <text:list-item>
          <text:p text:style-name="P226"><text:soft-page-break/>Implement new tiles, change previous</text:p>
          <text:list>
            <text:list-item>
              <text:p text:style-name="P226">New tile properties DONE</text:p>
              <text:list>
                <text:list-item>
                  <text:p text:style-name="P226">BlocksLoS DONE</text:p>
                </text:list-item>
                <text:list-item>
                  <text:p text:style-name="P226">Walkable property reworked DONE</text:p>
                </text:list-item>
              </text:list>
            </text:list-item>
            <text:list-item>
              <text:p text:style-name="P226">Grass tile</text:p>
              <text:list>
                <text:list-item>
                  <text:p text:style-name="P226">camoflage is applied on activation end, not just by moving over grass tile DONE</text:p>
                </text:list-item>
                <text:list-item>
                  <text:p text:style-name="P226">camoflage is not removed from stepping off a grass tile DONE</text:p>
                </text:list-item>
                <text:list-item>
                  <text:p text:style-name="P226">camoflage IS removed by using a magic attack, melee attack, or taking any damage DONE</text:p>
                </text:list-item>
              </text:list>
            </text:list-item>
          </text:list>
        </text:list-item>
      </text:list>
      <text:list xml:id="list3579945481226657124" text:style-name="L166">
        <text:list-item>
          <text:p text:style-name="P227">Tree tile DONE</text:p>
          <text:list>
            <text:list-item>
              <text:p text:style-name="P227">create prefab DONE</text:p>
            </text:list-item>
            <text:list-item>
              <text:p text:style-name="P227">new tree tile type enum DONE</text:p>
            </text:list-item>
          </text:list>
        </text:list-item>
        <text:list-item>
          <text:p text:style-name="P227">Deep Water tile DONE </text:p>
          <text:list>
            <text:list-item>
              <text:p text:style-name="P227">create prefab DONE</text:p>
            </text:list-item>
            <text:list-item>
              <text:p text:style-name="P227">new deepWater tile type enum DONE</text:p>
            </text:list-item>
          </text:list>
        </text:list-item>
      </text:list>
      <text:list xml:id="list989152366454745176" text:style-name="L167">
        <text:list-item>
          <text:p text:style-name="P228">Logic Updates and new features</text:p>
          <text:list>
            <text:list-item>
              <text:p text:style-name="P228">Astar only draws a path over valid tiles (not trees or deep water) DONE</text:p>
            </text:list-item>
            <text:list-item>
              <text:p text:style-name="P228">CombatLogic.HandleDamage() method checks for back striking</text:p>
            </text:list-item>
            <text:list-item>
              <text:p text:style-name="P228">EntityLogic changes</text:p>
              <text:list>
                <text:list-item>
                  <text:p text:style-name="P228">IsTargetVisible checks for line of sight DONE</text:p>
                </text:list-item>
              </text:list>
            </text:list-item>
            <text:list-item>
              <text:p text:style-name="P228">PositionLogic changes</text:p>
              <text:list>
                <text:list-item>
                  <text:p text:style-name="P228"><text:s/>IsEntityAttackingTargetsBack(LivingEntity entity, LivingEntity target) DONE</text:p>
                </text:list-item>
              </text:list>
            </text:list-item>
          </text:list>
        </text:list-item>
      </text:list>
      <text:list xml:id="list1877747674684648367" text:style-name="L168">
        <text:list-item>
          <text:p text:style-name="P229">Play test map/tile changes and debug DONE</text:p>
        </text:list-item>
      </text:list>
      <text:p text:style-name="P12"/>
      <text:p text:style-name="P10">Sprint 74: Redesign and Brainstorming (completed 8/1/2020)</text:p>
      <text:list xml:id="list3260259099316148542" text:style-name="L169">
        <text:list-item>
          <text:p text:style-name="P230">Redesign all abilities DONE</text:p>
        </text:list-item>
        <text:list-item>
          <text:p text:style-name="P230">Redesign all passives DONE</text:p>
        </text:list-item>
        <text:list-item>
          <text:p text:style-name="P230">Design character presets DONE</text:p>
        </text:list-item>
        <text:list-item>
          <text:p text:style-name="P230">Redesign level properties DONE</text:p>
        </text:list-item>
        <text:list-item>
          <text:p text:style-name="P230">Design LoS and back strike rules DONE</text:p>
          <text:list>
            <text:list-item>
              <text:p text:style-name="P230"><text:soft-page-break/>bs rule: if attack is a melee attack, and character is facing away from attacker, it is a back strike, else, not a back strike DONE</text:p>
            </text:list-item>
            <text:list-item>
              <text:p text:style-name="P230">LoS rules/system: same as scifi game we made DONE</text:p>
            </text:list-item>
          </text:list>
        </text:list-item>
        <text:list-item>
          <text:p text:style-name="P230">Redesign tile types and rules DONE</text:p>
        </text:list-item>
        <text:list-item>
          <text:p text:style-name="P230">Redesign all items DONE</text:p>
        </text:list-item>
        <text:list-item>
          <text:p text:style-name="P230">Design Potions/Consumables DONE</text:p>
        </text:list-item>
        <text:list-item>
          <text:p text:style-name="P230">Redesign States DONE</text:p>
          <text:list>
            <text:list-item>
              <text:p text:style-name="P230">Design boss state rewards DONE</text:p>
            </text:list-item>
            <text:list-item>
              <text:p text:style-name="P230">Design camp site states DONE</text:p>
            </text:list-item>
            <text:list-item>
              <text:p text:style-name="P230">states will have to be designed as we develop. This is because most of the states will be gained from mystery encounters, and we don't know what they are yet.</text:p>
            </text:list-item>
          </text:list>
        </text:list-item>
        <text:list-item>
          <text:p text:style-name="P230">Redesign Camp site event DONE</text:p>
        </text:list-item>
        <text:list-item>
          <text:p text:style-name="P230">Redesign shop elements DONE</text:p>
        </text:list-item>
        <text:list-item>
          <text:p text:style-name="P230">Design Kings blessing game start event DONE</text:p>
        </text:list-item>
        <text:list-item>
          <text:p text:style-name="P230">Redesign 10 mystery encounters DONE</text:p>
        </text:list-item>
        <text:list-item>
          <text:p text:style-name="P230">Enemy Redesign DONE</text:p>
        </text:list-item>
      </text:list>
      <text:list xml:id="list4194316853140567493" text:style-name="L170">
        <text:list-item>
          <text:p text:style-name="P231">After all designs finished, create all sprints and set timeline DONE</text:p>
        </text:list-item>
      </text:list>
      <text:p text:style-name="P12"/>
      <text:p text:style-name="P5">Sprint 75: Item, Passives, Abilities and Character Data Updates (completed 21/1/2020)</text:p>
      <text:list xml:id="list2849520408028794248"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3">Implement all new passive traits</text:p>
      <text:list xml:id="list4612954199411855696"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3">New items system</text:p>
      <text:list xml:id="list104792025687550172"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811333985323980341"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3">New abilities, update abilityDataSO, update abilityLogic</text:p>
      <text:list xml:id="list8455523668200892470"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2887114067539829350"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4323356441921417704"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3143033150711362112"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6080563565160758047"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9014309779967010909"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4753039805740805930" text:style-name="L181">
        <text:list-item>
          <text:p text:style-name="P164">Cyromancy</text:p>
        </text:list-item>
      </text:list>
      <text:list xml:id="list32734886" text:continue-list="list9014309779967010909"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5853304973834361337"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2129270646441854726"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6680046457739054873"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3600082538094857647"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3343619438805000875"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3525513988331270059"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3">Mid Sprint Review</text:p>
      <text:list xml:id="list32749251"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1677346869858184303"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9014999198910155859"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6532255088173262496"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3">Third Mid Sprint Review (passives)</text:p>
      <text:list xml:id="list211102154279819086"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8556181509128003641" text:style-name="L192">
        <text:list-item>
          <text:p text:style-name="P175">Update on activation end coroutine DONE</text:p>
          <text:list>
            <text:list-item>
              <text:p text:style-name="P175">add all temp effect expirations DONE</text:p>
            </text:list-item>
          </text:list>
        </text:list-item>
      </text:list>
      <text:p text:style-name="P2"/>
      <text:p text:style-name="P3">Fourth Mid Sprint Review (Testing + Debug.Log Lines)</text:p>
      <text:list xml:id="list6600955227723876129"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00">Aura Size bonus DONE</text:p>
        </text:list-item>
        <text:list-item>
          <text:p text:style-name="P200">All Imbuements DONE</text:p>
        </text:list-item>
        <text:list-item>
          <text:p text:style-name="P200">All Temporary Imbuements DONE</text:p>
        </text:list-item>
        <text:list-item>
          <text:p text:style-name="P200">Magic damage bonuses (forms) DONE</text:p>
        </text:list-item>
        <text:list-item>
          <text:p text:style-name="P200">magic resistance bonus (forms, infuse) DONE</text:p>
        </text:list-item>
        <text:list-item>
          <text:p text:style-name="P200">Debuffs</text:p>
          <text:list>
            <text:list-item>
              <text:p text:style-name="P200">Blind DONE</text:p>
            </text:list-item>
            <text:list-item>
              <text:p text:style-name="P200">Disarmed DONE</text:p>
            </text:list-item>
            <text:list-item>
              <text:p text:style-name="P200">Silenced DONE</text:p>
            </text:list-item>
            <text:list-item>
              <text:p text:style-name="P200">Stunned DONE</text:p>
            </text:list-item>
            <text:list-item>
              <text:p text:style-name="P200">Terrified DONE</text:p>
            </text:list-item>
            <text:list-item>
              <text:p text:style-name="P200">Weakened DONE</text:p>
            </text:list-item>
            <text:list-item>
              <text:p text:style-name="P200">Vulnerable DONE</text:p>
            </text:list-item>
            <text:list-item>
              <text:p text:style-name="P200">Shocked DONE</text:p>
            </text:list-item>
            <text:list-item>
              <text:p text:style-name="P200"><text:soft-page-break/>Sleep DONE</text:p>
            </text:list-item>
          </text:list>
        </text:list-item>
      </text:list>
      <text:list xml:id="list8237479074738156576" text:style-name="L194">
        <text:list-item>
          <text:p text:style-name="P201">Sharpened blade DONE</text:p>
        </text:list-item>
        <text:list-item>
          <text:p text:style-name="P201">Unleashed DONE</text:p>
        </text:list-item>
        <text:list-item>
          <text:p text:style-name="P201">Unstoppable DONE</text:p>
        </text:list-item>
        <text:list-item>
          <text:p text:style-name="P201">Unwavering DONE</text:p>
        </text:list-item>
        <text:list-item>
          <text:p text:style-name="P201">Infallible DONE</text:p>
        </text:list-item>
        <text:list-item>
          <text:p text:style-name="P201">Incorruptable DONE</text:p>
        </text:list-item>
        <text:list-item>
          <text:p text:style-name="P201">Patient Stalker DONE</text:p>
        </text:list-item>
        <text:list-item>
          <text:p text:style-name="P201">Predator DONE</text:p>
        </text:list-item>
        <text:list-item>
          <text:p text:style-name="P201">Flux DONE</text:p>
        </text:list-item>
        <text:list-item>
          <text:p text:style-name="P201">Life Steal DONE</text:p>
        </text:list-item>
        <text:list-item>
          <text:p text:style-name="P201">Undead DONE</text:p>
        </text:list-item>
        <text:list-item>
          <text:p text:style-name="P201">Stealth DONE</text:p>
        </text:list-item>
        <text:list-item>
          <text:p text:style-name="P201">True Sight DONE</text:p>
        </text:list-item>
        <text:list-item>
          <text:p text:style-name="P201">Temp True Sight DONE</text:p>
        </text:list-item>
        <text:list-item>
          <text:p text:style-name="P201">Perfect Aim DONE</text:p>
        </text:list-item>
        <text:list-item>
          <text:p text:style-name="P201">Nimble DONE</text:p>
        </text:list-item>
        <text:list-item>
          <text:p text:style-name="P201">Perfect reflexes DONE</text:p>
        </text:list-item>
        <text:list-item>
          <text:p text:style-name="P201">Masochist DONE</text:p>
        </text:list-item>
        <text:list-item>
          <text:p text:style-name="P201">Slippery DONE</text:p>
        </text:list-item>
        <text:list-item>
          <text:p text:style-name="P201">Last Stand DONE</text:p>
        </text:list-item>
        <text:list-item>
          <text:p text:style-name="P201">Riposte DONE</text:p>
        </text:list-item>
        <text:list-item>
          <text:p text:style-name="P201">Shatter DONE</text:p>
        </text:list-item>
        <text:list-item>
          <text:p text:style-name="P201">Ethereal Being</text:p>
        </text:list-item>
        <text:list-item>
          <text:p text:style-name="P201">Phasing DONE</text:p>
        </text:list-item>
        <text:list-item>
          <text:p text:style-name="P201">Cautious DONE</text:p>
        </text:list-item>
        <text:list-item>
          <text:p text:style-name="P201">Volatile DONE (still super buggy though)</text:p>
        </text:list-item>
        <text:list-item>
          <text:p text:style-name="P201">Growing DONE</text:p>
        </text:list-item>
        <text:list-item>
          <text:p text:style-name="P201">Enrage DONE</text:p>
        </text:list-item>
        <text:list-item>
          <text:p text:style-name="P201"><text:soft-page-break/>Regeneration DONE</text:p>
        </text:list-item>
        <text:list-item>
          <text:p text:style-name="P201">Venomous DONE</text:p>
        </text:list-item>
        <text:list-item>
          <text:p text:style-name="P201">Poisonous DONE</text:p>
        </text:list-item>
        <text:list-item>
          <text:p text:style-name="P201">Immolation DONE</text:p>
        </text:list-item>
        <text:list-item>
          <text:p text:style-name="P201">Tenacious DONE</text:p>
        </text:list-item>
        <text:list-item>
          <text:p text:style-name="P201">Fading DONE</text:p>
        </text:list-item>
        <text:list-item>
          <text:p text:style-name="P201">Hawk Eye DONE</text:p>
        </text:list-item>
        <text:list-item>
          <text:p text:style-name="P201">Temp Hawk Eye DONE</text:p>
        </text:list-item>
        <text:list-item>
          <text:p text:style-name="P201">Opportunist DONE</text:p>
        </text:list-item>
      </text:list>
      <text:p text:style-name="P6">Aura Traits</text:p>
      <text:list xml:id="list1949367244077008103" text:style-name="L195">
        <text:list-item>
          <text:p text:style-name="P202">Encouraging Aura DONE</text:p>
        </text:list-item>
        <text:list-item>
          <text:p text:style-name="P202">Fiery Aura DONE</text:p>
        </text:list-item>
        <text:list-item>
          <text:p text:style-name="P202">Toxic Aura DONE</text:p>
        </text:list-item>
        <text:list-item>
          <text:p text:style-name="P202">Storm Aura DONE</text:p>
        </text:list-item>
        <text:list-item>
          <text:p text:style-name="P202">Hateful Aura DONE</text:p>
        </text:list-item>
        <text:list-item>
          <text:p text:style-name="P202">Soul Drain Aura</text:p>
        </text:list-item>
        <text:list-item>
          <text:p text:style-name="P202">Guardian Aura DONE</text:p>
        </text:list-item>
        <text:list-item>
          <text:p text:style-name="P202">Sacred Aura DONE</text:p>
        </text:list-item>
        <text:list-item>
          <text:p text:style-name="P202">Shadow Aura DONE</text:p>
        </text:list-item>
      </text:list>
      <text:p text:style-name="P2"/>
      <text:p text:style-name="P3">Character Data Script Rework</text:p>
      <text:list xml:id="list2199444588993355181"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4483192637697417402"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5"/>
      <text:p text:style-name="P10">Sprint 76: Character Data / Character Roster View / Talent Systems and Views (completed 23/1/2020)</text:p>
      <text:list xml:id="list5260650996714194499" text:style-name="L198">
        <text:list-item>
          <text:p text:style-name="P232">Design views</text:p>
          <text:list>
            <text:list-item>
              <text:p text:style-name="P232">Front Page</text:p>
              <text:list>
                <text:list-item>
                  <text:p text:style-name="P232">Equiptment view DONE</text:p>
                </text:list-item>
                <text:list-item>
                  <text:p text:style-name="P232">Primary stats view DONE</text:p>
                  <text:list>
                    <text:list-item>
                      <text:p text:style-name="P232">primary stats (strength, wisdom, mobility, dexterity, stamina, initiative)</text:p>
                    </text:list-item>
                    <text:list-item>
                      <text:p text:style-name="P232">Secondary Stats (dodge, parry, crit, aura size, Max energy, Melee range)</text:p>
                    </text:list-item>
                    <text:list-item>
                      <text:p text:style-name="P232">Attributes list window (shadow form, riposte, nimble, thorns (5) etc)</text:p>
                    </text:list-item>
                    <text:list-item>
                      <text:p text:style-name="P232">Resistances list <text:s/>Window (Physical, Fire, Frost, Air, Poison, Shadow)</text:p>
                    </text:list-item>
                  </text:list>
                </text:list-item>
                <text:list-item>
                  <text:p text:style-name="P232">inventory view DONE</text:p>
                  <text:list>
                    <text:list-item>
                      <text:p text:style-name="P232">how many inventory slots? </text:p>
                    </text:list-item>
                    <text:list-item>
                      <text:p text:style-name="P232">Inventory slots should be the same size as equiptment slots</text:p>
                    </text:list-item>
                  </text:list>
                </text:list-item>
              </text:list>
            </text:list-item>
            <text:list-item>
              <text:p text:style-name="P232">Talent Page DONE</text:p>
              <text:list>
                <text:list-item>
                  <text:p text:style-name="P232">Secondary Attributes view</text:p>
                </text:list-item>
                <text:list-item>
                  <text:p text:style-name="P232">Talent tree page view</text:p>
                </text:list-item>
                <text:list-item>
                  <text:p text:style-name="P232">Talent tree butons</text:p>
                </text:list-item>
                <text:list-item>
                  <text:p text:style-name="P232">availble talent points view</text:p>
                </text:list-item>
              </text:list>
            </text:list-item>
          </text:list>
        </text:list-item>
      </text:list>
      <text:p text:style-name="P12"/>
      <text:list xml:id="list2770837541400804399" text:style-name="L199">
        <text:list-item>
          <text:p text:style-name="P233">Talent Systems</text:p>
          <text:list>
            <text:list-item>
              <text:p text:style-name="P233">create talent page prefab for each talent tree type (pyromania, guardian, etc) DONE</text:p>
            </text:list-item>
            <text:list-item>
              <text:p text:style-name="P233">create talent button prefab DONE</text:p>
              <text:list>
                <text:list-item>
                  <text:p text:style-name="P233">image</text:p>
                </text:list-item>
                <text:list-item>
                  <text:p text:style-name="P233">info panel on mouse over</text:p>
                </text:list-item>
                <text:list-item>
                  <text:p text:style-name="P233"><text:soft-page-break/>button/onmousedown logic</text:p>
                </text:list-item>
              </text:list>
            </text:list-item>
          </text:list>
        </text:list-item>
      </text:list>
      <text:p text:style-name="P10">Talent Scripts</text:p>
      <text:list xml:id="list7434055706527302456" text:style-name="L200">
        <text:list-item>
          <text:p text:style-name="P234">Talent: MonoBehaviour</text:p>
          <text:list>
            <text:list-item>
              <text:p text:style-name="P234">Properties</text:p>
              <text:list>
                <text:list-item>
                  <text:p text:style-name="P234">myCharacterData</text:p>
                </text:list-item>
                <text:list-item>
                  <text:p text:style-name="P234">bool unlocked</text:p>
                </text:list-item>
                <text:list-item>
                  <text:p text:style-name="P234">string talentName</text:p>
                </text:list-item>
                <text:list-item>
                  <text:p text:style-name="P234">bool ability</text:p>
                </text:list-item>
                <text:list-item>
                  <text:p text:style-name="P234">bool passive</text:p>
                </text:list-item>
                <text:list-item>
                  <text:p text:style-name="P234">int passiveStacks</text:p>
                </text:list-item>
                <text:list-item>
                  <text:p text:style-name="P234">gameobject abilityInfoPanel</text:p>
                </text:list-item>
                <text:list-item>
                  <text:p text:style-name="P234">gameobject passiveInfoPanel</text:p>
                </text:list-item>
                <text:list-item>
                  <text:p text:style-name="P234">enum talentPool (Pyromania, Duelist, etc)</text:p>
                </text:list-item>
                <text:list-item>
                  <text:p text:style-name="P234">int tier</text:p>
                </text:list-item>
              </text:list>
            </text:list-item>
          </text:list>
        </text:list-item>
      </text:list>
      <text:list xml:id="list7387270386072439280" text:style-name="L201">
        <text:list-item>
          <text:p text:style-name="P235">Components</text:p>
          <text:list>
            <text:list-item>
              <text:p text:style-name="P235">image</text:p>
            </text:list-item>
            <text:list-item>
              <text:p text:style-name="P235">button</text:p>
            </text:list-item>
          </text:list>
        </text:list-item>
      </text:list>
      <text:list xml:id="list418226449236412282" text:style-name="L202">
        <text:list-item>
          <text:p text:style-name="P236">Methods</text:p>
          <text:list>
            <text:list-item>
              <text:p text:style-name="P236">OnMouseEnter / OnPointerEnter</text:p>
            </text:list-item>
            <text:list-item>
              <text:p text:style-name="P236">OnMouseExit / OnPointerExit</text:p>
            </text:list-item>
            <text:list-item>
              <text:p text:style-name="P236">OnPointerClick</text:p>
            </text:list-item>
          </text:list>
        </text:list-item>
      </text:list>
      <text:p text:style-name="P12"/>
      <text:list xml:id="list840002082338628560" text:style-name="L203">
        <text:list-item>
          <text:p text:style-name="P237">TalentController</text:p>
          <text:list>
            <text:list-item>
              <text:p text:style-name="P237">IsTalentPurchasable(talent, characterData)</text:p>
            </text:list-item>
            <text:list-item>
              <text:p text:style-name="P237">OnTalentClicked(talent, characterData)</text:p>
            </text:list-item>
            <text:list-item>
              <text:p text:style-name="P237">ShowPassivePanel (talent)</text:p>
            </text:list-item>
            <text:list-item>
              <text:p text:style-name="P237">ShowAbilityPanel (talent)</text:p>
            </text:list-item>
            <text:list-item>
              <text:p text:style-name="P237">BuildInfoPanelFromPassiveData (talent)</text:p>
            </text:list-item>
            <text:list-item>
              <text:p text:style-name="P237">ApplyTalent(talent, characterData)</text:p>
              <text:list>
                <text:list-item>
                  <text:p text:style-name="P237"><text:soft-page-break/>modifies character data to learn the talents effect</text:p>
                </text:list-item>
              </text:list>
            </text:list-item>
          </text:list>
        </text:list-item>
      </text:list>
      <text:p text:style-name="P12"/>
      <text:p text:style-name="P12">Top Bar Area DONE</text:p>
      <text:list xml:id="list1934729844719092674" text:style-name="L204">
        <text:list-item>
          <text:p text:style-name="P238">reference to each class button (e.g. PyromaniaPanelButton, guardianPanelButton, etc)</text:p>
        </text:list-item>
        <text:list-item>
          <text:p text:style-name="P238">class buttons</text:p>
          <text:list>
            <text:list-item>
              <text:p text:style-name="P238">each button has an method imbedded in its button component CharacterData.OpenPage(string classPage), which opens the relevenat class page and closes all the other</text:p>
            </text:list-item>
          </text:list>
        </text:list-item>
      </text:list>
      <text:p text:style-name="P12">Talent List Area DONE</text:p>
      <text:list xml:id="list1889068068106873288" text:style-name="L205">
        <text:list-item>
          <text:p text:style-name="P239">talentPointsText (TMP)</text:p>
        </text:list-item>
        <text:list-item>
          <text:p text:style-name="P239">talentPoints (int)</text:p>
        </text:list-item>
      </text:list>
      <text:list xml:id="list2313096282683612840" text:style-name="L206">
        <text:list-item>
          <text:p text:style-name="P240">for each class type, we need</text:p>
          <text:list>
            <text:list-item>
              <text:p text:style-name="P240">classPointsText (tmp)</text:p>
            </text:list-item>
            <text:list-item>
              <text:p text:style-name="P240">classPoints (int)</text:p>
            </text:list-item>
          </text:list>
        </text:list-item>
      </text:list>
      <text:list xml:id="list2463556926867101118" text:style-name="L207">
        <text:list-item>
          <text:p text:style-name="P241">the plus button for each class will have the characterData method IncreaseSkillPoint(string className) imbedded into the button component</text:p>
        </text:list-item>
      </text:list>
      <text:list xml:id="list7872770609016501808" text:style-name="L208">
        <text:list-item>
          <text:p text:style-name="P242">DoD</text:p>
          <text:list>
            <text:list-item>
              <text:p text:style-name="P242">Talents can be learnt and saved in character data DONE</text:p>
            </text:list-item>
            <text:list-item>
              <text:p text:style-name="P242">learnt talents are applied to defenders in combat correctly DONE</text:p>
            </text:list-item>
            <text:list-item>
              <text:p text:style-name="P242">views have all basic functionality working and are adequatley visible DONE</text:p>
            </text:list-item>
            <text:list-item>
              <text:p text:style-name="P242">spending talent/ability points works DONE</text:p>
            </text:list-item>
            <text:list-item>
              <text:p text:style-name="P242">cant buy abilities or talents if requirments for purchase are not met DONE</text:p>
            </text:list-item>
          </text:list>
        </text:list-item>
      </text:list>
      <text:list xml:id="list387889378481111933" text:style-name="L209">
        <text:list-item>
          <text:p text:style-name="P243">Not completed this sprint</text:p>
          <text:list>
            <text:list-item>
              <text:p text:style-name="P243">talent info panels do not display data about the ability/passive that the talent unlocks</text:p>
            </text:list-item>
            <text:list-item>
              <text:p text:style-name="P243">talent page detects and opens its default page (e.g. If character has 2 points in duelist and 1 point in assassination from char creation screen, it will have the duelist page open by default)</text:p>
            </text:list-item>
          </text:list>
        </text:list-item>
      </text:list>
      <text:p text:style-name="P12"/>
      <text:p text:style-name="P12"/>
      <text:p text:style-name="P12"/>
      <text:p text:style-name="P12"/>
      <text:p text:style-name="P12"/>
      <text:p text:style-name="P10"><text:soft-page-break/>Sprint 77: Items and item systems, item views, item effect SO (completed 25/1/2020)</text:p>
      <text:list xml:id="list5938087853824842985" text:style-name="L210">
        <text:list-item>
          <text:p text:style-name="P244">To do (General Overview)</text:p>
          <text:list>
            <text:list-item>
              <text:p text:style-name="P244">Implement all item SO's from designs DONE</text:p>
            </text:list-item>
            <text:list-item>
              <text:p text:style-name="P244">Create new script: ItemEffect DONE</text:p>
            </text:list-item>
            <text:list-item>
              <text:p text:style-name="P244">Implement new Item Card view DONE</text:p>
            </text:list-item>
            <text:list-item>
              <text:p text:style-name="P244">Implement new loot reward (item) from combat</text:p>
              <text:list>
                <text:list-item>
                  <text:p text:style-name="P244">rare item reward AND common item reward loot windows tabs</text:p>
                </text:list-item>
              </text:list>
            </text:list-item>
          </text:list>
        </text:list-item>
      </text:list>
      <text:p text:style-name="P12"/>
      <text:list xml:id="list542310078839539298" text:style-name="L211">
        <text:list-item>
          <text:p text:style-name="P245">Definition of Done</text:p>
          <text:list>
            <text:list-item>
              <text:p text:style-name="P245">Item reward button appears in combat end loot screens DONE</text:p>
            </text:list-item>
            <text:list-item>
              <text:p text:style-name="P245">this button opens item 'choose 1 of 3' screen DONE</text:p>
            </text:list-item>
            <text:list-item>
              <text:p text:style-name="P245">choosing an item in the screen adds it to the player inventory DONE</text:p>
            </text:list-item>
            <text:list-item>
              <text:p text:style-name="P245">looted items are organised and appear in inventory correctly DONE</text:p>
            </text:list-item>
            <text:list-item>
              <text:p text:style-name="P245">items can be dragged and dropped on to character slots so characters can equipt items DONE</text:p>
            </text:list-item>
            <text:list-item>
              <text:p text:style-name="P245">equipted items correctly modify the characters relevant stats in character data DONE</text:p>
            </text:list-item>
            <text:list-item>
              <text:p text:style-name="P245">defenders gain the benefits of their items when instatiated DONE</text:p>
            </text:list-item>
            <text:list-item>
              <text:p text:style-name="P245">items placement rules work DONE</text:p>
              <text:list>
                <text:list-item>
                  <text:p text:style-name="P245">shields cannot be placed in main hand</text:p>
                </text:list-item>
                <text:list-item>
                  <text:p text:style-name="P245">1h weapons cannot be equipted in offhand while character has 2h weapon equipted</text:p>
                </text:list-item>
                <text:list-item>
                  <text:p text:style-name="P245">main hand weapon cannot be removed, only replaced (to prevent player bugging game by starting combat without a main hand weapon)</text:p>
                </text:list-item>
              </text:list>
            </text:list-item>
          </text:list>
        </text:list-item>
      </text:list>
      <text:list xml:id="list3191655630632063294" text:style-name="L212">
        <text:list-item>
          <text:p text:style-name="P246">Item card</text:p>
          <text:list>
            <text:list-item>
              <text:p text:style-name="P246">item data that needs to be represented</text:p>
              <text:list>
                <text:list-item>
                  <text:p text:style-name="P246">item name</text:p>
                </text:list-item>
                <text:list-item>
                  <text:p text:style-name="P246">item image</text:p>
                </text:list-item>
                <text:list-item>
                  <text:p text:style-name="P246">item rarity</text:p>
                </text:list-item>
                <text:list-item>
                  <text:p text:style-name="P246">item type (weapon, head, etc)</text:p>
                </text:list-item>
                <text:list-item>
                  <text:p text:style-name="P246">item effects / description</text:p>
                </text:list-item>
                <text:list-item>
                  <text:p text:style-name="P246">base damage (if weapon)</text:p>
                </text:list-item>
                <text:list-item>
                  <text:p text:style-name="P246"><text:soft-page-break/>damage type (if weapon)</text:p>
                </text:list-item>
              </text:list>
            </text:list-item>
          </text:list>
        </text:list-item>
      </text:list>
      <text:list xml:id="list4068015047661834252" text:style-name="L213">
        <text:list-item>
          <text:p text:style-name="P247">Inventory item to do (left over)</text:p>
          <text:list>
            <text:list-item>
              <text:p text:style-name="P247">when a an item is placed in a slot that already has an item, create a copy of the item in that slot and add it to the inventory DONE</text:p>
              <text:list>
                <text:list-item>
                  <text:p text:style-name="P247">ReplaceItem() or RemoveItem() DONE</text:p>
                </text:list-item>
              </text:list>
            </text:list-item>
            <text:list-item>
              <text:p text:style-name="P247">items show an info panel/item card view on mouse over</text:p>
            </text:list-item>
            <text:list-item>
              <text:p text:style-name="P247">items cannot be dragged off and removed: only replaced DONE</text:p>
            </text:list-item>
            <text:list-item>
              <text:p text:style-name="P247">character data panel 'Passives' window working (adds effects correctly) DONE</text:p>
            </text:list-item>
            <text:list-item>
              <text:p text:style-name="P247">TO DO: implement logic for when item is removed (modifies character data stats correctly) DONE</text:p>
            </text:list-item>
            <text:list-item>
              <text:p text:style-name="P247">defenders get theire weapon data (base damage + damage type) from character data during combat DONE</text:p>
              <text:list>
                <text:list-item>
                  <text:p text:style-name="P247">Enemies are auto assigned simple sword DONE</text:p>
                </text:list-item>
              </text:list>
            </text:list-item>
          </text:list>
        </text:list-item>
      </text:list>
      <text:p text:style-name="P12"/>
      <text:p text:style-name="P10">Sprint 78: Universal Character model / animation updates (completed 27/1/2020)</text:p>
      <text:list xml:id="list1922489799360687665" text:style-name="L214">
        <text:list-item>
          <text:p text:style-name="P248">Create a single character model/anim skeleton that all LE's share</text:p>
        </text:list-item>
        <text:list-item>
          <text:p text:style-name="P248">Items and race alter appearance of model</text:p>
        </text:list-item>
        <text:list-item>
          <text:p text:style-name="P248">To do:</text:p>
          <text:list>
            <text:list-item>
              <text:p text:style-name="P248">Decide starting preset items/appearance</text:p>
            </text:list-item>
          </text:list>
        </text:list-item>
      </text:list>
      <text:list xml:id="list8216761832392239512" text:style-name="L215">
        <text:list-item>
          <text:p text:style-name="P249">Staring Presets</text:p>
          <text:list>
            <text:list-item>
              <text:p text:style-name="P249">Knight DONE</text:p>
            </text:list-item>
            <text:list-item>
              <text:p text:style-name="P249">Barbarian DONE</text:p>
            </text:list-item>
            <text:list-item>
              <text:p text:style-name="P249">Spell Blade DONE</text:p>
            </text:list-item>
            <text:list-item>
              <text:p text:style-name="P249">Mage DONE</text:p>
            </text:list-item>
            <text:list-item>
              <text:p text:style-name="P249">Shadow Blade DONE</text:p>
            </text:list-item>
            <text:list-item>
              <text:p text:style-name="P249">Rogue DONE</text:p>
            </text:list-item>
            <text:list-item>
              <text:p text:style-name="P249">Priest DONE</text:p>
            </text:list-item>
            <text:list-item>
              <text:p text:style-name="P249">Monk DONE</text:p>
            </text:list-item>
            <text:list-item>
              <text:p text:style-name="P249">Paladin DONE</text:p>
            </text:list-item>
            <text:list-item>
              <text:p text:style-name="P249">Wayfarer DONE</text:p>
            </text:list-item>
            <text:list-item>
              <text:p text:style-name="P249"><text:soft-page-break/>Marksman DONE</text:p>
            </text:list-item>
            <text:list-item>
              <text:p text:style-name="P249">Warlock DONE</text:p>
            </text:list-item>
          </text:list>
        </text:list-item>
      </text:list>
      <text:list xml:id="list6019953494598284449" text:style-name="L216">
        <text:list-item>
          <text:p text:style-name="P250">Starting Items</text:p>
          <text:list>
            <text:list-item>
              <text:p text:style-name="P250">Weapons</text:p>
              <text:list>
                <text:list-item>
                  <text:p text:style-name="P250">Simple Sword DONE</text:p>
                </text:list-item>
                <text:list-item>
                  <text:p text:style-name="P250">Simple Batlle Axe DONE</text:p>
                </text:list-item>
                <text:list-item>
                  <text:p text:style-name="P250">Simple Dagger DONE</text:p>
                </text:list-item>
                <text:list-item>
                  <text:p text:style-name="P250">Simple Shield DONE</text:p>
                </text:list-item>
                <text:list-item>
                  <text:p text:style-name="P250">Simple Staff DONE</text:p>
                </text:list-item>
              </text:list>
            </text:list-item>
          </text:list>
        </text:list-item>
      </text:list>
      <text:list xml:id="list325182119000795971" text:style-name="L217">
        <text:list-item>
          <text:p text:style-name="P251">Armor </text:p>
          <text:list>
            <text:list-item>
              <text:p text:style-name="P251">Make a unique set for each preset DONE</text:p>
            </text:list-item>
          </text:list>
        </text:list-item>
      </text:list>
      <text:p text:style-name="P12"/>
      <text:p text:style-name="P11"/>
      <text:p text:style-name="P10">Sprint 79: Main menu Rework / Build your team screen (TEMPORARY SOLUTION) (completed 27/1/2020)</text:p>
      <text:list xml:id="list4823993075435635505" text:style-name="L218">
        <text:list-item>
          <text:p text:style-name="P252">Same view screen as what we have</text:p>
        </text:list-item>
        <text:list-item>
          <text:p text:style-name="P252">instead of the 4 classes, add all the presets from design document</text:p>
        </text:list-item>
        <text:list-item>
          <text:p text:style-name="P252">each preset works correctly</text:p>
          <text:list>
            <text:list-item>
              <text:p text:style-name="P252">alters appearance correctly</text:p>
            </text:list-item>
            <text:list-item>
              <text:p text:style-name="P252">assigns starting items/weapons correctly</text:p>
            </text:list-item>
            <text:list-item>
              <text:p text:style-name="P252">assigns talent points correctly</text:p>
            </text:list-item>
            <text:list-item>
              <text:p text:style-name="P252">unlocks abilities correctly</text:p>
            </text:list-item>
          </text:list>
        </text:list-item>
      </text:list>
      <text:list xml:id="list8312524128072088459" text:style-name="L219">
        <text:list-item>
          <text:p text:style-name="P253">Abilities panel in menu correctly displays the presets starting abilities</text:p>
        </text:list-item>
        <text:list-item>
          <text:p text:style-name="P253">Team build screen elements</text:p>
          <text:list>
            <text:list-item>
              <text:p text:style-name="P253">all 4 characters shown</text:p>
            </text:list-item>
            <text:list-item>
              <text:p text:style-name="P253">each character has info panel which shows when character is selected</text:p>
            </text:list-item>
            <text:list-item>
              <text:p text:style-name="P253">info panel (for now</text:p>
              <text:list>
                <text:list-item>
                  <text:p text:style-name="P253">class name</text:p>
                </text:list-item>
                <text:list-item>
                  <text:p text:style-name="P253">character name</text:p>
                </text:list-item>
                <text:list-item>
                  <text:p text:style-name="P253">attributes point placements</text:p>
                </text:list-item>
                <text:list-item>
                  <text:p text:style-name="P253"><text:soft-page-break/>abilities bar (with passives)</text:p>
                </text:list-item>
                <text:list-item>
                  <text:p text:style-name="P253">class description</text:p>
                </text:list-item>
              </text:list>
            </text:list-item>
          </text:list>
        </text:list-item>
      </text:list>
      <text:list xml:id="list3741960969846007590" text:style-name="L220">
        <text:list-item>
          <text:p text:style-name="P254">Menu Character Script details</text:p>
          <text:list>
            <text:list-item>
              <text:p text:style-name="P254">button/ipointer enter component so character can be selected</text:p>
            </text:list-item>
            <text:list-item>
              <text:p text:style-name="P254">info panel visual parent</text:p>
            </text:list-item>
            <text:list-item>
              <text:p text:style-name="P254">glow out line to afford mouse over knowledge to player (or make color brighter)</text:p>
            </text:list-item>
            <text:list-item>
              <text:p text:style-name="P254">description text</text:p>
            </text:list-item>
            <text:list-item>
              <text:p text:style-name="P254">attributes text</text:p>
            </text:list-item>
            <text:list-item>
              <text:p text:style-name="P254">left and right buttons for cycling class</text:p>
            </text:list-item>
            <text:list-item>
              <text:p text:style-name="P254">reference to each ability/passive button</text:p>
              <text:list>
                <text:list-item>
                  <text:p text:style-name="P254">each button needs its own script probably, so it can build its info panel from abilityDataSO</text:p>
                </text:list-item>
              </text:list>
            </text:list-item>
          </text:list>
        </text:list-item>
      </text:list>
      <text:list xml:id="list9044546420451118693" text:style-name="L221">
        <text:list-item>
          <text:p text:style-name="P255">Character Preset Descriptions</text:p>
          <text:list>
            <text:list-item>
              <text:p text:style-name="P255">Knight</text:p>
              <text:list>
                <text:list-item>
                  <text:p text:style-name="P255">Equipted with a sword and shield, the Knight excel at melee combat, protecting allies and absorbing immense amounts of damage. </text:p>
                </text:list-item>
              </text:list>
            </text:list-item>
            <text:list-item>
              <text:p text:style-name="P255">Barbarian</text:p>
              <text:list>
                <text:list-item>
                  <text:p text:style-name="P255">The Barbarian lives for the thrill of battle. Capable of dealing huge damage to large groups of enemies in melee, they become stronger the longer the battle rages on.</text:p>
                </text:list-item>
              </text:list>
            </text:list-item>
            <text:list-item>
              <text:p text:style-name="P255">Spell Blade</text:p>
              <text:list>
                <text:list-item>
                  <text:p text:style-name="P255">The Spell Blade balances ranged magical attacks with brutal melee attacks. Able to adapt to a variety of tactical situations, Spell Blade's are always dangerous.</text:p>
                </text:list-item>
              </text:list>
            </text:list-item>
            <text:list-item>
              <text:p text:style-name="P255">Mage</text:p>
              <text:list>
                <text:list-item>
                  <text:p text:style-name="P255">The Mage destroys its enemies from afar with the power of fire and frost. Mage's excel at keeping their distance from the fray with a variety of tricks.</text:p>
                </text:list-item>
              </text:list>
            </text:list-item>
            <text:list-item>
              <text:p text:style-name="P255">Shadow Blade</text:p>
              <text:list>
                <text:list-item>
                  <text:p text:style-name="P255">Striking from the shadows, the Shadow Blade is capable of dealing massive damage to a single target in melee combat, before quickly retreating to safety.</text:p>
                </text:list-item>
              </text:list>
            </text:list-item>
            <text:list-item>
              <text:p text:style-name="P255">Rogue</text:p>
              <text:list>
                <text:list-item>
                  <text:p text:style-name="P255">Rogue's love a good scrap. Capable of killing even the mightest foes with a mix of poisons, melee attacks and trickery, Rogue's excel at taking down enemy melee fighters.</text:p>
                </text:list-item>
              </text:list>
            </text:list-item>
            <text:list-item>
              <text:p text:style-name="P255">Priest</text:p>
              <text:list>
                <text:list-item>
                  <text:p text:style-name="P255"><text:soft-page-break/>The Priest balances the power of darkness and light to support its allies and defeat its foes. Capable in almost any role, the Priest is an asset to any party.</text:p>
                </text:list-item>
              </text:list>
            </text:list-item>
            <text:list-item>
              <text:p text:style-name="P255">Monk</text:p>
              <text:list>
                <text:list-item>
                  <text:p text:style-name="P255">Monk's can always be found in the thick of battle, supporting allies and cutting down enemies with a variety of melee attacks and fire spells.</text:p>
                </text:list-item>
              </text:list>
            </text:list-item>
            <text:list-item>
              <text:p text:style-name="P255">Paladin</text:p>
              <text:list>
                <text:list-item>
                  <text:p text:style-name="P255">The Paladin excels at supporting and protect allies, as well as absorbing large amounts of damage. </text:p>
                </text:list-item>
              </text:list>
            </text:list-item>
            <text:list-item>
              <text:p text:style-name="P255">Wayfarer</text:p>
              <text:list>
                <text:list-item>
                  <text:p text:style-name="P255">The Wayfarer balances deadly ranged attacks with a variety team support abilities, making them a highly versatile threat.</text:p>
                </text:list-item>
              </text:list>
            </text:list-item>
            <text:list-item>
              <text:p text:style-name="P255">Marksman</text:p>
              <text:list>
                <text:list-item>
                  <text:p text:style-name="P255">The Marksman tracks it foes and waits patiently for the right moment to devastate enemies with a variety of ranged attacks.</text:p>
                </text:list-item>
              </text:list>
            </text:list-item>
            <text:list-item>
              <text:p text:style-name="P255">Warlock</text:p>
              <text:list>
                <text:list-item>
                  <text:p text:style-name="P255">The Warlock revels in death, capable of crippling enemies from afar with a variety of debuffs, poisons and spell attacks.</text:p>
                </text:list-item>
              </text:list>
            </text:list-item>
          </text:list>
        </text:list-item>
      </text:list>
      <text:list xml:id="list8531550709979173236" text:style-name="L222">
        <text:list-item>
          <text:p text:style-name="P256">create random character preset / views in universal character model</text:p>
        </text:list-item>
        <text:list-item>
          <text:p text:style-name="P256">create logic for starting new game selected characters</text:p>
        </text:list-item>
        <text:list-item>
          <text:p text:style-name="P256">create logic the alters character data in game scene based on character selections (place items, learning passives/abilities, invest attribute points, etc)</text:p>
        </text:list-item>
      </text:list>
      <text:p text:style-name="P12"/>
      <text:p text:style-name="P10">Sprint 80: Finalize enemy designs, Update enemies, add new enemies (completed 2/2/2020)</text:p>
      <text:list xml:id="list6447295905567405447" text:style-name="L223">
        <text:list-item>
          <text:p text:style-name="P257">finalize every enemies details design wise</text:p>
        </text:list-item>
        <text:list-item>
          <text:p text:style-name="P257">rework old AI logic, add new ai logic</text:p>
        </text:list-item>
        <text:list-item>
          <text:p text:style-name="P257">implement universal model to all enemies DONE</text:p>
        </text:list-item>
        <text:list-item>
          <text:p text:style-name="P257">create new map text files to test ai with</text:p>
        </text:list-item>
        <text:list-item>
          <text:p text:style-name="P257">Implement UCM on defenders! DONE</text:p>
        </text:list-item>
      </text:list>
      <text:list xml:id="list7561960109761302400" text:style-name="L224">
        <text:list-item>
          <text:p text:style-name="P258">updates for each enemy</text:p>
          <text:list>
            <text:list-item>
              <text:p text:style-name="P258">implement universal character model</text:p>
            </text:list-item>
            <text:list-item>
              <text:p text:style-name="P258">update ai logic</text:p>
            </text:list-item>
            <text:list-item>
              <text:p text:style-name="P258"><text:soft-page-break/>update abilities, weapons, stats etc</text:p>
            </text:list-item>
          </text:list>
        </text:list-item>
      </text:list>
      <text:list xml:id="list4660523756795761937" text:style-name="L225">
        <text:list-item>
          <text:p text:style-name="P259">Start with</text:p>
          <text:list>
            <text:list-item>
              <text:p text:style-name="P259">volatile zombie</text:p>
            </text:list-item>
            <text:list-item>
              <text:p text:style-name="P259">skeleton gang skellys</text:p>
            </text:list-item>
            <text:list-item>
              <text:p text:style-name="P259">necromancer</text:p>
            </text:list-item>
          </text:list>
        </text:list-item>
      </text:list>
      <text:list xml:id="list8751064860520111417" text:style-name="L226">
        <text:list-item>
          <text:p text:style-name="P260">Rebuild all skellys in UCM</text:p>
        </text:list-item>
      </text:list>
      <text:list xml:id="list1496629687910677501" text:style-name="L227">
        <text:list-item>
          <text:p text:style-name="P261">MUG SHOT BUILDER</text:p>
          <text:list>
            <text:list-item>
              <text:p text:style-name="P261">implement a way to to convert a UCM into a facial shot. This will be used for combat activation panels, and also character roster 'select character' buttons</text:p>
            </text:list-item>
          </text:list>
        </text:list-item>
      </text:list>
      <text:list xml:id="list8409530435417306041" text:style-name="L228">
        <text:list-item>
          <text:p text:style-name="P262">NOT COMPLETED THIS SPRINT</text:p>
          <text:list>
            <text:list-item>
              <text:p text:style-name="P262">AI logic for handling LoS</text:p>
            </text:list-item>
            <text:list-item>
              <text:p text:style-name="P262">elites, bosses, vampire/ghoul enemies / mork</text:p>
            </text:list-item>
          </text:list>
        </text:list-item>
      </text:list>
      <text:p text:style-name="P12"/>
      <text:p text:style-name="P10">Sprint 81: World map updates (COMPLETED 3/2/2020)</text:p>
      <text:list xml:id="list5481241875343646788" text:style-name="L229">
        <text:list-item>
          <text:p text:style-name="P263">Update world map views DONE</text:p>
        </text:list-item>
        <text:list-item>
          <text:p text:style-name="P263">update scripts DONE</text:p>
        </text:list-item>
        <text:list-item>
          <text:p text:style-name="P263">create world map prefabs DONE</text:p>
        </text:list-item>
        <text:list-item>
          <text:p text:style-name="P263">World Map properties DONE</text:p>
          <text:list>
            <text:list-item>
              <text:p text:style-name="P263">11 total nodes</text:p>
            </text:list-item>
            <text:list-item>
              <text:p text:style-name="P263">1 start node, 1 boss node, 9 other nodes</text:p>
            </text:list-item>
            <text:list-item>
              <text:p text:style-name="P263">all encounters on row 5 are treasure rooms</text:p>
            </text:list-item>
          </text:list>
        </text:list-item>
      </text:list>
      <text:p text:style-name="P12"/>
      <text:p text:style-name="P10">Sprint 82: State system updates + Camp site Updates (COMPLETED 4/2/2020)</text:p>
      <text:list xml:id="list8454263242543502189" text:style-name="L230">
        <text:list-item>
          <text:p text:style-name="P264">Camp site</text:p>
          <text:list>
            <text:list-item>
              <text:p text:style-name="P264">Camp site actions working</text:p>
              <text:list>
                <text:list-item>
                  <text:p text:style-name="P264">Triage DONE</text:p>
                </text:list-item>
                <text:list-item>
                  <text:p text:style-name="P264">Train DONE</text:p>
                </text:list-item>
                <text:list-item>
                  <text:p text:style-name="P264">Rest DONE</text:p>
                </text:list-item>
                <text:list-item>
                  <text:p text:style-name="P264">Feast DONE</text:p>
                </text:list-item>
                <text:list-item>
                  <text:p text:style-name="P264"><text:soft-page-break/>Pray DONE</text:p>
                </text:list-item>
                <text:list-item>
                  <text:p text:style-name="P264">Bathe DONE</text:p>
                </text:list-item>
              </text:list>
            </text:list-item>
          </text:list>
        </text:list-item>
      </text:list>
      <text:list xml:id="list2879281868848892638" text:style-name="L231">
        <text:list-item>
          <text:p text:style-name="P265">DOD</text:p>
          <text:list>
            <text:list-item>
              <text:p text:style-name="P265">camp site states correctly apply their effects DONE</text:p>
            </text:list-item>
            <text:list-item>
              <text:p text:style-name="P265">camp site states correctly expire at the right time under the right conditions DONE</text:p>
            </text:list-item>
            <text:list-item>
              <text:p text:style-name="P265">afflictions are correctly removed by 'Bathe' at camp sites DONE</text:p>
            </text:list-item>
          </text:list>
        </text:list-item>
      </text:list>
      <text:p text:style-name="P12"/>
      <text:p text:style-name="P10">Sprint 83: Treasure Room Updates, State reward event and views, Implement remaining states (COMPLETED 5/2/2020)</text:p>
      <text:list xml:id="list4400908722523200874" text:style-name="L232">
        <text:list-item>
          <text:p text:style-name="P266">Design + Implement remaining states</text:p>
        </text:list-item>
        <text:list-item>
          <text:p text:style-name="P266">Update treasure room event logic</text:p>
        </text:list-item>
        <text:list-item>
          <text:p text:style-name="P266">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266">Godly: Your characters ignore all resistances when attacking DONE</text:p>
                </text:list-item>
              </text:list>
            </text:list-item>
          </text:list>
        </text:list-item>
      </text:list>
      <text:p text:style-name="P12"/>
      <text:p text:style-name="P10"><text:tab/>DoD</text:p>
      <text:list xml:id="list6959117248106536446" text:style-name="L233">
        <text:list-item>
          <text:p text:style-name="P267">Treasure room event starts and loads correctly DONE</text:p>
        </text:list-item>
        <text:list-item>
          <text:p text:style-name="P267"><text:soft-page-break/>Clicking treasure chests creates a loot screen with state reward DONE</text:p>
        </text:list-item>
        <text:list-item>
          <text:p text:style-name="P267">Loot screen buttons/elements all working DONE</text:p>
          <text:list>
            <text:list-item>
              <text:p text:style-name="P267">choose a item card DONE</text:p>
            </text:list-item>
            <text:list-item>
              <text:p text:style-name="P267">choose a state DONE</text:p>
            </text:list-item>
          </text:list>
        </text:list-item>
      </text:list>
      <text:list xml:id="list3235097052634656924" text:style-name="L234">
        <text:list-item>
          <text:p text:style-name="P268">All new states apply their effects correctly DONE</text:p>
        </text:list-item>
        <text:list-item>
          <text:p text:style-name="P268">All new states expire correctly DONE</text:p>
        </text:list-item>
      </text:list>
      <text:p text:style-name="P12"/>
      <text:p text:style-name="P10">Sprint 84: Mystery Events Updates, Implement new events (completed 6/2/2020)</text:p>
      <text:list xml:id="list7808918056234728239" text:style-name="L235">
        <text:list-item>
          <text:p text:style-name="P269">Implement new events</text:p>
          <text:list>
            <text:list-item>
              <text:p text:style-name="P269">Sword in the Stone DONE</text:p>
            </text:list-item>
            <text:list-item>
              <text:p text:style-name="P269">Vampire Cult DONE</text:p>
            </text:list-item>
            <text:list-item>
              <text:p text:style-name="P269">War Refugees DONE</text:p>
            </text:list-item>
          </text:list>
        </text:list-item>
        <text:list-item>
          <text:p text:style-name="P269">Update old events</text:p>
          <text:list>
            <text:list-item>
              <text:p text:style-name="P269">Ultimatum at the Bridge DONE</text:p>
            </text:list-item>
          </text:list>
        </text:list-item>
      </text:list>
      <text:p text:style-name="P12"/>
      <text:p text:style-name="P10">Sprint 85: Minor Text logic updates (COMPLETED 7/2/2020)</text:p>
      <text:list xml:id="list2554593566336684416" text:style-name="L236">
        <text:list-item>
          <text:p text:style-name="P270">Update how ability and passive info panels get there data and set there texts</text:p>
        </text:list-item>
        <text:list-item>
          <text:p text:style-name="P270">Abilities</text:p>
          <text:list>
            <text:list-item>
              <text:p text:style-name="P270">GetBaseData(returns data without considering a living entity</text:p>
            </text:list-item>
            <text:list-item>
              <text:p text:style-name="P270">GetDataConsiderEntity (gets data and sets its values based on a living entities stats, weapons, etc)</text:p>
            </text:list-item>
            <text:list-item>
              <text:p text:style-name="P270">UpdateMyData(does the same as GetDataConsiderEntity, except this fires when a relevant property changes )</text:p>
              <text:list>
                <text:list-item>
                  <text:p text:style-name="P270">e.g. When a character gains +1 strength, strike would change and say 'Deal 5 damage' instead of 'Deal 4 damage'.</text:p>
                </text:list-item>
              </text:list>
            </text:list-item>
          </text:list>
        </text:list-item>
      </text:list>
      <text:list xml:id="list8980538124648112045" text:style-name="L237">
        <text:list-item>
          <text:p text:style-name="P271">Ways to dynamically update ability info panel text values</text:p>
          <text:list>
            <text:list-item>
              <text:p text:style-name="P271">1. Every time a property changes, all abilities get refreshed (bad)</text:p>
            </text:list-item>
            <text:list-item>
              <text:p text:style-name="P271">2. ability do not set up their values initially. Instead, ability info panels get their data and set there text values when moused over (better idea)</text:p>
            </text:list-item>
          </text:list>
        </text:list-item>
      </text:list>
      <text:list xml:id="list1941730792328202555" text:style-name="L238">
        <text:list-item>
          <text:p text:style-name="P272">Passives</text:p>
          <text:list>
            <text:list-item>
              <text:p text:style-name="P272"><text:soft-page-break/>Passives need a method that displays its description without considering its stacks</text:p>
            </text:list-item>
          </text:list>
        </text:list-item>
      </text:list>
      <text:p text:style-name="P12"/>
      <text:p text:style-name="P10">Sprint 86: Enemy Info Panels (COMPLETED 8/2/2020)</text:p>
      <text:list xml:id="list8487681694002383390" text:style-name="L239">
        <text:list-item>
          <text:p text:style-name="P273">Redesign full view</text:p>
        </text:list-item>
        <text:list-item>
          <text:p text:style-name="P273">decide which stats, elements and characteristics to display</text:p>
        </text:list-item>
        <text:list-item>
          <text:p text:style-name="P273">implement fade in and out logic for panel</text:p>
        </text:list-item>
        <text:list-item>
          <text:p text:style-name="P273">Elements to display</text:p>
          <text:list>
            <text:list-item>
              <text:p text:style-name="P273">Resistances</text:p>
            </text:list-item>
            <text:list-item>
              <text:p text:style-name="P273">Core stats</text:p>
            </text:list-item>
            <text:list-item>
              <text:p text:style-name="P273">Secondary Stats</text:p>
            </text:list-item>
            <text:list-item>
              <text:p text:style-name="P273">Name</text:p>
            </text:list-item>
            <text:list-item>
              <text:p text:style-name="P273">Description maybe?</text:p>
            </text:list-item>
            <text:list-item>
              <text:p text:style-name="P273">Character model / animation</text:p>
            </text:list-item>
            <text:list-item>
              <text:p text:style-name="P273">Abiliities</text:p>
            </text:list-item>
          </text:list>
        </text:list-item>
      </text:list>
      <text:p text:style-name="P12"/>
      <text:p text:style-name="P10">Sprint 87: Ability Info panels in combat updates (COMPLETED 10/2/2020)</text:p>
      <text:p text:style-name="P12">Ability info panel in combat will display information more accurate to the present scenario, and consider an entity and all its properties when calculating and displating data, for example.</text:p>
      <text:p text:style-name="P12">Basic Whirlwind description: Deal 100% weapon damage to all enemies within your melee range</text:p>
      <text:p text:style-name="P12">Updated 'In Combat' description: Deal 7 physical damage to all enemies within 1.</text:p>
      <text:list xml:id="list1310074341715336104" text:style-name="L240">
        <text:list-item>
          <text:p text:style-name="P274">Implement new methods for getting data and setting text properties</text:p>
        </text:list-item>
        <text:list-item>
          <text:p text:style-name="P274">Add these new methods at part of existing logic e.g. Update AbilityLogic.OnAbilityUsedStart(), make a new method CalculateAbilityEnergyCost() and put it inside this method</text:p>
        </text:list-item>
      </text:list>
      <text:p text:style-name="P12">New method ideas</text:p>
      <text:list xml:id="list3866244076418347408" text:style-name="L241">
        <text:list-item>
          <text:p text:style-name="P275">CalculateEnergyCost(LivingEntity, Ability)</text:p>
        </text:list-item>
        <text:list-item>
          <text:p text:style-name="P275">CalculateAbilityRange(LivingEntity, Ability)</text:p>
        </text:list-item>
        <text:list-item>
          <text:p text:style-name="P275">TextLogic.GetAbilityDescriptionString(LivingEntity, Ability)</text:p>
        </text:list-item>
        <text:list-item>
          <text:p text:style-name="P275">GetRangeOfAbility</text:p>
        </text:list-item>
      </text:list>
      <text:p text:style-name="P12"/>
      <text:p text:style-name="P10"><text:soft-page-break/>Sprint 88: Mug shot maker / Windows Model Updates (COMPLETED 12/2/2020)</text:p>
      <text:list xml:id="list8884704451971478704" text:style-name="L242">
        <text:list-item>
          <text:p text:style-name="P276">Implement UCM on character roster buttons DONE</text:p>
        </text:list-item>
        <text:list-item>
          <text:p text:style-name="P276">Implement Ucm on activation panels DONE</text:p>
        </text:list-item>
        <text:list-item>
          <text:p text:style-name="P276">Implement UCM on story event window DONE</text:p>
        </text:list-item>
        <text:list-item>
          <text:p text:style-name="P276">Implement UCM on Camp site screen DONE</text:p>
        </text:list-item>
      </text:list>
      <text:p text:style-name="P12"/>
      <text:p text:style-name="P10">Sprint 89: Combat Scene visual updates + Elemental Enemies + Talent screen updates (COMPLETED 14/2/2020)</text:p>
      <text:list xml:id="list4094054213220265515" text:style-name="L243">
        <text:list-item>
          <text:p text:style-name="P277">Combat Scene</text:p>
          <text:list>
            <text:list-item>
              <text:p text:style-name="P277">Re-implement level back ground DONE</text:p>
            </text:list-item>
            <text:list-item>
              <text:p text:style-name="P277">fix camera bounds objects and logic DONE</text:p>
            </text:list-item>
          </text:list>
        </text:list-item>
        <text:list-item>
          <text:p text:style-name="P277">Talents and Talent pages</text:p>
          <text:list>
            <text:list-item>
              <text:p text:style-name="P277">create talent page BG images DONE</text:p>
            </text:list-item>
            <text:list-item>
              <text:p text:style-name="P277">create different views for talent buttons depending on state (unlocked, availble to buy, unavailble, etc) DONE</text:p>
            </text:list-item>
            <text:list-item>
              <text:p text:style-name="P277">ability button view logic all working DONE</text:p>
            </text:list-item>
            <text:list-item>
              <text:p text:style-name="P277"><text:s/>ability panels for talents show nicer text (like how they work when interacting with a LE) DONE</text:p>
            </text:list-item>
          </text:list>
        </text:list-item>
      </text:list>
      <text:p text:style-name="P12"/>
      <text:p text:style-name="P12">Talent button script ideas</text:p>
      <text:list xml:id="list7793467576740040462" text:style-name="L244">
        <text:list-item>
          <text:p text:style-name="P278">when talent points or attribute points are modified, all talent are checked for their availibility status</text:p>
        </text:list-item>
        <text:list-item>
          <text:p text:style-name="P278">Availble for purchase view</text:p>
          <text:list>
            <text:list-item>
              <text:p text:style-name="P278">normal visbility of button</text:p>
            </text:list-item>
          </text:list>
        </text:list-item>
        <text:list-item>
          <text:p text:style-name="P278">Unavailable for purchase view</text:p>
          <text:list>
            <text:list-item>
              <text:p text:style-name="P278">button is tinted black with semi-transparent black image overlay</text:p>
            </text:list-item>
          </text:list>
        </text:list-item>
        <text:list-item>
          <text:p text:style-name="P278">already purchased view</text:p>
          <text:list>
            <text:list-item>
              <text:p text:style-name="P278">normal visbility. A yellow tick image or something like that is displayed over the top</text:p>
            </text:list-item>
          </text:list>
        </text:list-item>
      </text:list>
      <text:p text:style-name="P12"/>
      <text:p text:style-name="P10"/>
      <text:p text:style-name="P10"/>
      <text:p text:style-name="P10"><text:soft-page-break/>Sprint 90: Kings blessing start game event (COMPLETED 15/2/2020)</text:p>
      <text:list xml:id="list1463649336710820959" text:style-name="L245">
        <text:list-item>
          <text:p text:style-name="P317">DoD</text:p>
          <text:list>
            <text:list-item>
              <text:p text:style-name="P279">Kings game blessing loads after character select on game scene start DONE</text:p>
            </text:list-item>
            <text:list-item>
              <text:p text:style-name="P279">event correctly loads 4 different choices DONE</text:p>
            </text:list-item>
            <text:list-item>
              <text:p text:style-name="P279">every choice applies its effect correctly DONE</text:p>
            </text:list-item>
            <text:list-item>
              <text:p text:style-name="P279">making a choice enables the continue button DONE</text:p>
            </text:list-item>
            <text:list-item>
              <text:p text:style-name="P279">player cannot start game until they have made a choice. DONE </text:p>
            </text:list-item>
            <text:list-item>
              <text:p text:style-name="P279">UCM's render/layer correctly and appearance is set correctly DONE</text:p>
            </text:list-item>
          </text:list>
        </text:list-item>
      </text:list>
      <text:p text:style-name="P12"/>
      <text:list xml:id="list6131933112798199327" text:style-name="L246">
        <text:list-item>
          <text:p text:style-name="P318">To do</text:p>
        </text:list-item>
      </text:list>
      <text:list xml:id="list447158290891932575" text:style-name="L247">
        <text:list-item>
          <text:p text:style-name="P280">Create canvas view for blessing event</text:p>
        </text:list-item>
        <text:list-item>
          <text:p text:style-name="P280">create new event in EventManager</text:p>
        </text:list-item>
        <text:list-item>
          <text:p text:style-name="P280">new SO: BlessingChoice</text:p>
        </text:list-item>
        <text:list-item>
          <text:p text:style-name="P280">BlessingChoiceButton</text:p>
        </text:list-item>
        <text:list-item>
          <text:p text:style-name="P280">KingsBlessingManager script</text:p>
        </text:list-item>
      </text:list>
      <text:p text:style-name="P12"/>
      <text:list xml:id="list7424123451072927173" text:style-name="L248">
        <text:list-item>
          <text:p text:style-name="P319">Event sequence</text:p>
        </text:list-item>
      </text:list>
      <text:list xml:id="list2979720188291509489" text:style-name="L249">
        <text:list-item>
          <text:p text:style-name="P281">enable view</text:p>
        </text:list-item>
        <text:list-item>
          <text:p text:style-name="P281">randomly pick 4 different choice SO's</text:p>
        </text:list-item>
        <text:list-item>
          <text:p text:style-name="P281">build choice buttons from SO data</text:p>
        </text:list-item>
        <text:list-item>
          <text:p text:style-name="P281">OnChoiceButtonClicked()</text:p>
        </text:list-item>
      </text:list>
      <text:p text:style-name="P12"/>
      <text:list xml:id="list65060421700979236" text:style-name="L250">
        <text:list-item>
          <text:p text:style-name="P320">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282">Gain a random epic item. Gain a random afflication</text:p>
            </text:list-item>
          </text:list>
        </text:list-item>
      </text:list>
      <text:p text:style-name="P12"/>
      <text:p text:style-name="P10">Sprint 91: Consumables system / update shop / update loot rewards (COMPLETED 18/2/2020)</text:p>
      <text:p text:style-name="P12"/>
      <text:list xml:id="list6369115460870763629" text:style-name="L251">
        <text:list-item>
          <text:p text:style-name="P283">To Do</text:p>
          <text:list>
            <text:list-item>
              <text:p text:style-name="P283">Implement all new consumable scripts</text:p>
            </text:list-item>
            <text:list-item>
              <text:p text:style-name="P283">Add logic so consumables can be gained from combat loot reward screens</text:p>
            </text:list-item>
            <text:list-item>
              <text:p text:style-name="P283">Consumables are created and can be bought within shops</text:p>
            </text:list-item>
            <text:list-item>
              <text:p text:style-name="P283">Kings Blessing start game event choice for consumbles works</text:p>
            </text:list-item>
          </text:list>
        </text:list-item>
      </text:list>
      <text:p text:style-name="P12"/>
      <text:list xml:id="list99731549085592233" text:style-name="L252">
        <text:list-item>
          <text:p text:style-name="P284">New script ideas + planning</text:p>
          <text:list>
            <text:list-item>
              <text:p text:style-name="P284">ConsumableDataSO</text:p>
            </text:list-item>
            <text:list-item>
              <text:p text:style-name="P284">ConsumableManager</text:p>
              <text:list>
                <text:list-item>
                  <text:p text:style-name="P284">GainConsumable(ConsumableDataSO)</text:p>
                </text:list-item>
                <text:list-item>
                  <text:p text:style-name="P284">RemoveConsumable(ConsumableDataSO)</text:p>
                </text:list-item>
                <text:list-item>
                  <text:p text:style-name="P284">CreateAndPlaceConsumableOnNextAvailableSlot()</text:p>
                </text:list-item>
                <text:list-item>
                  <text:p text:style-name="P284">GetNextAvailbleSlot()</text:p>
                </text:list-item>
                <text:list-item>
                  <text:p text:style-name="P284">bool IsSlotAvailble()</text:p>
                </text:list-item>
                <text:list-item>
                  <text:p text:style-name="P284">bool HasAvailbleSlots()</text:p>
                </text:list-item>
              </text:list>
            </text:list-item>
            <text:list-item>
              <text:p text:style-name="P284">ConsumableLibrary</text:p>
            </text:list-item>
            <text:list-item>
              <text:p text:style-name="P284">ConsumableSlot</text:p>
            </text:list-item>
            <text:list-item>
              <text:p text:style-name="P284">Consumable (GO that goes on the top bar panel, and also in shops maybe) AND/OR</text:p>
            </text:list-item>
            <text:list-item>
              <text:p text:style-name="P284">ConsumableInShop</text:p>
            </text:list-item>
            <text:list-item>
              <text:p text:style-name="P284">ConsumableLootRewardButton</text:p>
            </text:list-item>
          </text:list>
        </text:list-item>
      </text:list>
      <text:p text:style-name="P12"/>
      <text:p text:style-name="P12"/>
      <text:list xml:id="list2306900555401952" text:style-name="L253">
        <text:list-item>
          <text:p text:style-name="P321"><text:soft-page-break/>Consumables List</text:p>
        </text:list-item>
      </text:list>
      <text:list xml:id="list1455387373452296521"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3890158230889000732" text:style-name="L255">
        <text:list-item>
          <text:p text:style-name="P182">Molotov</text:p>
          <text:list>
            <text:list-item>
              <text:p text:style-name="P182">Deal 8 Fire damage to all characters in a 3x3 area and apply 1 Burning.</text:p>
            </text:list-item>
          </text:list>
        </text:list-item>
      </text:list>
      <text:list xml:id="list7186393324457743453" text:style-name="L256">
        <text:list-item>
          <text:p text:style-name="P183">Bottled Frost</text:p>
          <text:list>
            <text:list-item>
              <text:p text:style-name="P183">Apply Chilled to all characters in a 3x3 area</text:p>
            </text:list-item>
          </text:list>
        </text:list-item>
      </text:list>
      <text:list xml:id="list2653271540084215646" text:style-name="L257">
        <text:list-item>
          <text:p text:style-name="P184">Poison Grenade</text:p>
          <text:list>
            <text:list-item>
              <text:p text:style-name="P184">Apply 3 Poisoned to all characters in a 3x3 area</text:p>
            </text:list-item>
          </text:list>
        </text:list-item>
      </text:list>
      <text:list xml:id="list6000871634210180495" text:style-name="L258">
        <text:list-item>
          <text:p text:style-name="P185">Love Potion</text:p>
          <text:list>
            <text:list-item>
              <text:p text:style-name="P203">Apply 'Stunned' to a target</text:p>
            </text:list-item>
          </text:list>
        </text:list-item>
      </text:list>
      <text:list xml:id="list3720176103932048336" text:style-name="L259">
        <text:list-item>
          <text:p text:style-name="P204">Dynamite</text:p>
          <text:list>
            <text:list-item>
              <text:p text:style-name="P204">Deal 10 physical damage to all characters in a 3x3 area</text:p>
            </text:list-item>
          </text:list>
        </text:list-item>
      </text:list>
      <text:list xml:id="list7234003340390216857" text:style-name="L260">
        <text:list-item>
          <text:p text:style-name="P205">Vanishing Potion</text:p>
          <text:list>
            <text:list-item>
              <text:p text:style-name="P205">Give a character Camoflage</text:p>
            </text:list-item>
          </text:list>
        </text:list-item>
        <text:list-item>
          <text:p text:style-name="P205">Bottled Madness</text:p>
          <text:list>
            <text:list-item>
              <text:p text:style-name="P325">Give a character 4 Temporary Strength</text:p>
            </text:list-item>
          </text:list>
        </text:list-item>
        <text:list-item>
          <text:p text:style-name="P205">Bottled Brilliance</text:p>
          <text:list>
            <text:list-item>
              <text:p text:style-name="P325">Give a character 4 Temporary Wisdom</text:p>
            </text:list-item>
          </text:list>
        </text:list-item>
      </text:list>
      <text:p text:style-name="P12"/>
      <text:p text:style-name="P12">Extra potion ides</text:p>
      <text:list xml:id="list3952182025925988500" text:style-name="L261">
        <text:list-item>
          <text:p text:style-name="P285"><text:soft-page-break/>Invincibility potion</text:p>
          <text:list>
            <text:list-item>
              <text:p text:style-name="P285">become immune to all damage until end of turn cycle</text:p>
            </text:list-item>
          </text:list>
        </text:list-item>
      </text:list>
      <text:list xml:id="list1133864196787715193" text:style-name="L262">
        <text:list-item>
          <text:p text:style-name="P286">Divinity Potion</text:p>
          <text:list>
            <text:list-item>
              <text:p text:style-name="P286">Remove Stunned, Sleep, Immobilized, Blind, Disarmed, and Silenced from a character</text:p>
            </text:list-item>
          </text:list>
        </text:list-item>
      </text:list>
      <text:p text:style-name="P12"/>
      <text:p text:style-name="P10">Sprint 92: Ability Tome System / Update shop / update character data abilities page (COMPLETED 20/2/2020)</text:p>
      <text:p text:style-name="P12">DoD</text:p>
      <text:list xml:id="list8532320288157683600" text:style-name="L263">
        <text:list-item>
          <text:p text:style-name="P287">Ability tomes appear in shop and can be bought DONE</text:p>
        </text:list-item>
        <text:list-item>
          <text:p text:style-name="P287">Characters can use an ability tome to gain its ability DONE</text:p>
        </text:list-item>
        <text:list-item>
          <text:p text:style-name="P287">When defenders learn abilities at combat start, they learn from their active ability list, instead of the KnowsAbility bools DONE</text:p>
        </text:list-item>
        <text:list-item>
          <text:p text:style-name="P287">Kings blessing event coorectly adds 2 random spell books to inventory DONE</text:p>
        </text:list-item>
      </text:list>
      <text:p text:style-name="P12"/>
      <text:p text:style-name="P12">To do</text:p>
      <text:list xml:id="list1444874618544013312" text:style-name="L264">
        <text:list-item>
          <text:p text:style-name="P288">design and create ability tome in shop view</text:p>
        </text:list-item>
        <text:list-item>
          <text:p text:style-name="P288">design and create ability tome in inventory view</text:p>
        </text:list-item>
        <text:list-item>
          <text:p text:style-name="P288">design and create abilities page in character roster</text:p>
        </text:list-item>
      </text:list>
      <text:p text:style-name="P12">Ability Tome In Shop View</text:p>
      <text:list xml:id="list4859814880320175181" text:style-name="L265">
        <text:list-item>
          <text:p text:style-name="P289">What elements should be viewable?</text:p>
          <text:list>
            <text:list-item>
              <text:p text:style-name="P289">Ability image</text:p>
            </text:list-item>
            <text:list-item>
              <text:p text:style-name="P289">ability name</text:p>
            </text:list-item>
          </text:list>
        </text:list-item>
      </text:list>
      <text:p text:style-name="P12"/>
      <text:p text:style-name="P12">New Script and GO ideas</text:p>
      <text:list xml:id="list3698160819285855914" text:style-name="L266">
        <text:list-item>
          <text:p text:style-name="P290">AbilityTomeLibrary</text:p>
        </text:list-item>
        <text:list-item>
          <text:p text:style-name="P290">AbilityTomeManager</text:p>
        </text:list-item>
        <text:list-item>
          <text:p text:style-name="P290">Ability</text:p>
        </text:list-item>
      </text:list>
      <text:p text:style-name="P12"/>
      <text:p text:style-name="P10">Sprint 93: Pre cleanup play Testing (COMPLETED 24/2/2020)</text:p>
      <text:list xml:id="list6774910556351693635" text:style-name="L267">
        <text:list-item>
          <text:p text:style-name="P291"><text:soft-page-break/>Add in extra features that were skipped or forgotten during previous 20 sprints</text:p>
        </text:list-item>
        <text:list-item>
          <text:p text:style-name="P291">Remove all bugs</text:p>
        </text:list-item>
      </text:list>
      <text:p text:style-name="P13">DOD</text:p>
      <text:list xml:id="list3834217629717061673" text:style-name="L268">
        <text:list-item>
          <text:p text:style-name="P292">Game has no significant bugs or exceptions DONE</text:p>
        </text:list-item>
        <text:list-item>
          <text:p text:style-name="P292">Game loop completely works DONE</text:p>
        </text:list-item>
        <text:list-item>
          <text:p text:style-name="P292">All skipped/forgotten features from previous sprints added DONE</text:p>
        </text:list-item>
        <text:list-item>
          <text:p text:style-name="P292">Fixed Death sequence for entities DONE</text:p>
        </text:list-item>
      </text:list>
      <text:p text:style-name="P12"/>
      <text:p text:style-name="P10">Sprint 94: Mouse over info system / Status icon mouse over system reworked (completed 3/3/2020)</text:p>
      <text:p text:style-name="P12">Things that need better mouse over info logic</text:p>
      <text:list xml:id="list5929921396519268594" text:style-name="L269">
        <text:list-item>
          <text:p text:style-name="P293">status icons on entities DONE</text:p>
        </text:list-item>
        <text:list-item>
          <text:p text:style-name="P293">item cards show info about the passives they grant DONE</text:p>
        </text:list-item>
        <text:list-item>
          <text:p text:style-name="P293">character roster: all stats and attributes display info on what they mean/do DONE</text:p>
        </text:list-item>
      </text:list>
      <text:p text:style-name="P12"/>
      <text:p text:style-name="P10">DOD</text:p>
      <text:list xml:id="list3950035929349616229" text:style-name="L270">
        <text:list-item>
          <text:p text:style-name="P294">mousing over a status icon display the new info panel correctly</text:p>
        </text:list-item>
        <text:list-item>
          <text:p text:style-name="P294">item cards display info about the passives / stats the provide</text:p>
        </text:list-item>
        <text:list-item>
          <text:p text:style-name="P294">all elements in character roster display info on what they do (core stats, secondary stats, attributes, etc)</text:p>
        </text:list-item>
      </text:list>
      <text:p text:style-name="P12"/>
      <text:p text:style-name="P12">Entity mouse over process DONE</text:p>
      <text:list xml:id="list7756984373843282946" text:style-name="L271">
        <text:list-item>
          <text:p text:style-name="P295">starts with status manager mouse over</text:p>
        </text:list-item>
        <text:list-item>
          <text:p text:style-name="P295">on mouse over starting building mouse content data</text:p>
        </text:list-item>
        <text:list-item>
          <text:p text:style-name="P295">foreach status icon in the entitiy's status manager, create a status icon info panel, set its properties/texts/images, then child it to the mouse content fitter</text:p>
        </text:list-item>
        <text:list-item>
          <text:p text:style-name="P295">calculate the position that fitter should be to fit on the screen</text:p>
        </text:list-item>
      </text:list>
      <text:p text:style-name="P12"/>
      <text:p text:style-name="P12">Character Data mouse over info DONE</text:p>
      <text:list xml:id="list3609374563689633678" text:style-name="L272">
        <text:list-item>
          <text:p text:style-name="P296">Elements that need a mouse over element</text:p>
          <text:list>
            <text:list-item>
              <text:p text:style-name="P296"><text:soft-page-break/>all core stats DONE</text:p>
            </text:list-item>
            <text:list-item>
              <text:p text:style-name="P296">all secondary stats DONE</text:p>
            </text:list-item>
            <text:list-item>
              <text:p text:style-name="P296">all resistances DONE</text:p>
            </text:list-item>
            <text:list-item>
              <text:p text:style-name="P296">attributes DONE</text:p>
            </text:list-item>
            <text:list-item>
              <text:p text:style-name="P296">talent points / ability points DONE</text:p>
            </text:list-item>
            <text:list-item>
              <text:p text:style-name="P296">xp bar DONE</text:p>
            </text:list-item>
            <text:list-item>
              <text:p text:style-name="P296">health bar DONE</text:p>
            </text:list-item>
            <text:list-item>
              <text:p text:style-name="P296">level DONE</text:p>
            </text:list-item>
          </text:list>
        </text:list-item>
      </text:list>
      <text:p text:style-name="P12"/>
      <text:p text:style-name="P10">Sprint 95: Redesign talent trees, items, abilities and enemies. Design some more enemies</text:p>
      <text:p text:style-name="P12">To do</text:p>
      <text:list xml:id="list5538168272412079290" text:style-name="L273">
        <text:list-item>
          <text:p text:style-name="P297">Redesign assassination tree</text:p>
        </text:list-item>
        <text:list-item>
          <text:p text:style-name="P297">Redesign/tweak other trees</text:p>
        </text:list-item>
        <text:list-item>
          <text:p text:style-name="P297">Redesign character presets</text:p>
        </text:list-item>
        <text:list-item>
          <text:p text:style-name="P297">resdesign/tweak current enemies</text:p>
        </text:list-item>
        <text:list-item>
          <text:p text:style-name="P297">resdesign/tweak items</text:p>
        </text:list-item>
      </text:list>
      <text:p text:style-name="P12"/>
      <text:p text:style-name="P10">Enemy Ideas</text:p>
      <text:list xml:id="list4335644258394861995" text:style-name="L274">
        <text:list-item>
          <text:p text:style-name="P298">New encounter: human bandits</text:p>
        </text:list-item>
        <text:list-item>
          <text:p text:style-name="P298">Outlaw Duelist</text:p>
          <text:list>
            <text:list-item>
              <text:p text:style-name="P298">base parry: 50%</text:p>
            </text:list-item>
            <text:list-item>
              <text:p text:style-name="P298">Passive: Riposte</text:p>
            </text:list-item>
            <text:list-item>
              <text:p text:style-name="P298">Evasion</text:p>
            </text:list-item>
            <text:list-item>
              <text:p text:style-name="P298">Tendon Slash</text:p>
            </text:list-item>
            <text:list-item>
              <text:p text:style-name="P298">Charge</text:p>
            </text:list-item>
            <text:list-item>
              <text:p text:style-name="P298">Move /Strike</text:p>
            </text:list-item>
          </text:list>
        </text:list-item>
      </text:list>
      <text:list xml:id="list7200986322870805561" text:style-name="L275">
        <text:list-item>
          <text:p text:style-name="P299">Outlaw Archer</text:p>
          <text:list>
            <text:list-item>
              <text:p text:style-name="P299">True Sight</text:p>
            </text:list-item>
            <text:list-item>
              <text:p text:style-name="P299">Over watch</text:p>
            </text:list-item>
            <text:list-item>
              <text:p text:style-name="P299"><text:soft-page-break/></text:p>
            </text:list-item>
            <text:list-item>
              <text:p text:style-name="P299">base dodge: 50%</text:p>
            </text:list-item>
          </text:list>
        </text:list-item>
      </text:list>
      <text:list xml:id="list8384737680983167988" text:style-name="L276">
        <text:list-item>
          <text:p text:style-name="P300">Outlaw Gang Leader</text:p>
          <text:list>
            <text:list-item>
              <text:p text:style-name="P300">Inspire</text:p>
            </text:list-item>
            <text:list-item>
              <text:p text:style-name="P300">Shroud</text:p>
            </text:list-item>
            <text:list-item>
              <text:p text:style-name="P300"/>
            </text:list-item>
          </text:list>
        </text:list-item>
      </text:list>
      <text:p text:style-name="P12"/>
      <text:p text:style-name="P7">New Assassination Tree</text:p>
      <text:p text:style-name="P5">Passive Per Point Bonus: <text:span text:style-name="T5">+5% Critical Strike Chance</text:span></text:p>
      <text:list xml:id="list7877542107735657338" text:style-name="L277">
        <text:list-item>
          <text:list>
            <text:list-item>
              <text:p text:style-name="P206">Level 1</text:p>
            </text:list-item>
            <text:list-item>
              <text:p text:style-name="P186">Vanish (Energy 10, CD 3): Immediately gain 'Camoflage'.</text:p>
            </text:list-item>
            <text:list-item>
              <text:p text:style-name="P186">Cheap Shot (Energy 20, CD 2): Deal 140% weapon damage. If you have 'Camoflage', apply 1 Vulnerable.</text:p>
            </text:list-item>
            <text:list-item>
              <text:p text:style-name="P186">Shank (Energy 0, CD 1) Deal 100% Weapon Damage</text:p>
            </text:list-item>
            <text:list-item>
              <text:p text:style-name="P186">Opportunist 20 (Passive): Your melee attacks deal 20% more damage when attacking the targets back.</text:p>
            </text:list-item>
            <text:list-item>
              <text:p text:style-name="P206">Level 2</text:p>
            </text:list-item>
            <text:list-item>
              <text:p text:style-name="P186">Shadow Step (Energy 10, CD 2, Range 3) Target an enemy within 3, and teleport to their back tile.</text:p>
            </text:list-item>
            <text:list-item>
              <text:p text:style-name="P186">Ambush (Energy 20, CD 3) Deal 140% Weapon damage. If this back strikes, gain +20 energy.</text:p>
            </text:list-item>
            <text:list-item>
              <text:p text:style-name="P186">Patient Stalker (Passive): You have +10 stamina and +1 mobility while Camoflaged</text:p>
            </text:list-item>
            <text:list-item>
              <text:p text:style-name="P186">Rapid Cloaking (Power, Energy 10): On Activation end, gain camoflage.</text:p>
            </text:list-item>
            <text:list-item>
              <text:p text:style-name="P322">Level 3</text:p>
            </text:list-item>
          </text:list>
        </text:list-item>
      </text:list>
      <text:p text:style-name="P10">New character presets</text:p>
      <text:list xml:id="list4435250686064859913" text:style-name="L278">
        <text:list-item>
          <text:p text:style-name="P323">Try and make a good preset out of each tree (at least 2 or 3 points in that tree)</text:p>
        </text:list-item>
      </text:list>
      <text:p text:style-name="P10"/>
      <text:list xml:id="list6044360845511803531" text:style-name="L279">
        <text:list-item>
          <text:p text:style-name="P324">General ideas</text:p>
          <text:list>
            <text:list-item>
              <text:p text:style-name="P301">each character preset should </text:p>
              <text:list>
                <text:list-item>
                  <text:p text:style-name="P301">1. have good self synergy</text:p>
                </text:list-item>
                <text:list-item>
                  <text:p text:style-name="P301">2. be able to cast all 3 of its abilities in one turn.</text:p>
                </text:list-item>
              </text:list>
            </text:list-item>
          </text:list>
        </text:list-item>
      </text:list>
      <text:list xml:id="list6631041075909590531" text:style-name="L280">
        <text:list-item>
          <text:p text:style-name="P302"><text:soft-page-break/>General preset ideas</text:p>
          <text:list>
            <text:list-item>
              <text:p text:style-name="P302">Battle Mage</text:p>
            </text:list-item>
            <text:list-item>
              <text:p text:style-name="P302">Knight</text:p>
            </text:list-item>
            <text:list-item>
              <text:p text:style-name="P302">Alchemist</text:p>
            </text:list-item>
            <text:list-item>
              <text:p text:style-name="P302">Shadow Blade</text:p>
            </text:list-item>
            <text:list-item>
              <text:p text:style-name="P302">Warlock</text:p>
            </text:list-item>
            <text:list-item>
              <text:p text:style-name="P302">Stormer/Elementalist </text:p>
            </text:list-item>
          </text:list>
        </text:list-item>
      </text:list>
      <text:p text:style-name="P12"/>
      <text:list xml:id="list6808096549785575031" text:style-name="L281">
        <text:list-item>
          <text:p text:style-name="P303">Barbarian</text:p>
          <text:list>
            <text:list-item>
              <text:p text:style-name="P303">Tenacious (passive)</text:p>
            </text:list-item>
            <text:list-item>
              <text:p text:style-name="P303">Charge</text:p>
            </text:list-item>
            <text:list-item>
              <text:p text:style-name="P303">Devastating Blow</text:p>
            </text:list-item>
            <text:list-item>
              <text:p text:style-name="P303">Blood Sacrifice</text:p>
            </text:list-item>
          </text:list>
        </text:list-item>
      </text:list>
      <text:p text:style-name="P12"/>
      <text:list xml:id="list2742313427898153458" text:style-name="L282">
        <text:list-item>
          <text:p text:style-name="P304">Battle Mage</text:p>
          <text:list>
            <text:list-item>
              <text:p text:style-name="P304">start with 2h axe</text:p>
            </text:list-item>
            <text:list-item>
              <text:p text:style-name="P304">whirlwind</text:p>
            </text:list-item>
            <text:list-item>
              <text:p text:style-name="P304">phoenix dive</text:p>
            </text:list-item>
            <text:list-item>
              <text:p text:style-name="P304">Fiery Aura</text:p>
            </text:list-item>
            <text:list-item>
              <text:p text:style-name="P304">Devastating Blow</text:p>
            </text:list-item>
          </text:list>
        </text:list-item>
      </text:list>
      <text:p text:style-name="P12"/>
      <text:list xml:id="list3373240719966982989" text:style-name="L283">
        <text:list-item>
          <text:p text:style-name="P305">Marksman</text:p>
          <text:list>
            <text:list-item>
              <text:p text:style-name="P305">Head Shot</text:p>
            </text:list-item>
            <text:list-item>
              <text:p text:style-name="P305">Predator (50% bonus crit chance)</text:p>
            </text:list-item>
            <text:list-item>
              <text:p text:style-name="P305">Vanish</text:p>
            </text:list-item>
            <text:list-item>
              <text:p text:style-name="P305">Impaling Bolt</text:p>
            </text:list-item>
          </text:list>
        </text:list-item>
      </text:list>
      <text:p text:style-name="P12"/>
      <text:list xml:id="list71603642289576210" text:style-name="L284">
        <text:list-item>
          <text:p text:style-name="P306">Alchemist (corruption 3)</text:p>
          <text:list>
            <text:list-item>
              <text:p text:style-name="P306">Blight</text:p>
            </text:list-item>
            <text:list-item>
              <text:p text:style-name="P306"><text:soft-page-break/>Chemical Reaction</text:p>
            </text:list-item>
            <text:list-item>
              <text:p text:style-name="P306">Venomous</text:p>
            </text:list-item>
            <text:list-item>
              <text:p text:style-name="P306">Drain</text:p>
            </text:list-item>
          </text:list>
        </text:list-item>
      </text:list>
      <text:p text:style-name="P12"/>
      <text:list xml:id="list2324425658974831403" text:style-name="L285">
        <text:list-item>
          <text:p text:style-name="P307">Knight</text:p>
          <text:list>
            <text:list-item>
              <text:p text:style-name="P307">Guard ability should be cd 1, range 3, Energy 10: give 5 block</text:p>
            </text:list-item>
          </text:list>
        </text:list-item>
      </text:list>
      <text:p text:style-name="P12"/>
      <text:list xml:id="list32762646" text:continue-numbering="true" text:style-name="L285">
        <text:list-item>
          <text:p text:style-name="P307">Shadow Blade</text:p>
          <text:list>
            <text:list-item>
              <text:p text:style-name="P307">Vanish</text:p>
            </text:list-item>
            <text:list-item>
              <text:p text:style-name="P307">Shadow Step</text:p>
            </text:list-item>
            <text:list-item>
              <text:p text:style-name="P307">Cheap Shot</text:p>
            </text:list-item>
            <text:list-item>
              <text:p text:style-name="P307">Opportunist 50</text:p>
            </text:list-item>
          </text:list>
        </text:list-item>
      </text:list>
      <text:p text:style-name="P12"/>
      <text:list xml:id="list6031275562109214132" text:style-name="L286">
        <text:list-item>
          <text:p text:style-name="P308">Warlock (shadow craft +2, manipulation 1)</text:p>
          <text:list>
            <text:list-item>
              <text:p text:style-name="P308">Shadow Blast</text:p>
            </text:list-item>
            <text:list-item>
              <text:p text:style-name="P308">Hex</text:p>
            </text:list-item>
            <text:list-item>
              <text:p text:style-name="P308">Nightmare</text:p>
            </text:list-item>
            <text:list-item>
              <text:p text:style-name="P308">Flux</text:p>
            </text:list-item>
          </text:list>
        </text:list-item>
      </text:list>
      <text:p text:style-name="P12"/>
      <text:p text:style-name="P12">Stormer/Elementalist (naturalism +2, Manipulation +1)</text:p>
      <text:list xml:id="list1887119026717337819" text:style-name="L287">
        <text:list-item>
          <text:p text:style-name="P309">Lightning Bolt</text:p>
        </text:list-item>
        <text:list-item>
          <text:p text:style-name="P309">Thunder Strike</text:p>
        </text:list-item>
        <text:list-item>
          <text:p text:style-name="P309">Chain Lightning</text:p>
        </text:list-item>
        <text:list-item>
          <text:p text:style-name="P309">Flux</text:p>
        </text:list-item>
      </text:list>
      <text:p text:style-name="P12"/>
      <text:p text:style-name="P12">Wayfarer</text:p>
      <text:list xml:id="list6752531072594485087" text:style-name="L288">
        <text:list-item>
          <text:p text:style-name="P310">Haste</text:p>
        </text:list-item>
        <text:list-item>
          <text:p text:style-name="P310">Telekinesis</text:p>
        </text:list-item>
        <text:list-item>
          <text:p text:style-name="P310">Flux</text:p>
        </text:list-item>
        <text:list-item>
          <text:p text:style-name="P310"><text:soft-page-break/>Head Shot</text:p>
        </text:list-item>
      </text:list>
      <text:p text:style-name="P12"/>
      <text:p text:style-name="P12"/>
      <text:p text:style-name="P12"/>
      <text:p text:style-name="P12">Warlock (skeleton enemies should not be poison immune since this ruins the warlock)</text:p>
      <text:list xml:id="list8514730720155130357" text:style-name="L289">
        <text:list-item>
          <text:p text:style-name="P311">Blight (now applies 2 poison)</text:p>
        </text:list-item>
        <text:list-item>
          <text:p text:style-name="P311"/>
        </text:list-item>
      </text:list>
      <text:p text:style-name="P12"/>
      <text:p text:style-name="P12"/>
      <text:p text:style-name="P11">Sprints</text:p>
      <text:p text:style-name="P12">Sprint ??: More designs: Rework assassination tree and other trees + abilities, design more enemies</text:p>
      <text:p text:style-name="P12">Sprint ??: Mouse over info system / Status icon mouse over system reworked</text:p>
      <text:p text:style-name="P12">Sprint ??: Combat helper system</text:p>
      <text:p text:style-name="P12">Sprint ??: Error helper system</text:p>
      <text:p text:style-name="P12">Sprint ??: Rework starting presets / tweak tree abilities + passives</text:p>
      <text:p text:style-name="P12">Sprint ??: More spell / ability VFXs / Fix old VFX spaziness from rigid body</text:p>
      <text:p text:style-name="P12">Sprint ??: UCM / Item view updates (items change model appearance)</text:p>
      <text:p text:style-name="P12">Sprint ??: Character preset builder screen / features</text:p>
      <text:p text:style-name="P12">Sprint ??: Re work shop view</text:p>
      <text:p text:style-name="P12">Sprint ??: Rework camp site view</text:p>
      <text:p text:style-name="P12">Sprint ??: More enemies and elites</text:p>
      <text:p text:style-name="P12">Sprint ??: Rework assassination tree and other trees + abilities</text:p>
      <text:p text:style-name="P12">Sprint ??: Item cards display info boxes about the passives they grant</text:p>
      <text:p text:style-name="P12">Sprint ??: Make mobile ready</text:p>
      <text:p text:style-name="P12">Sprint ??: Player prefs / load and save game</text:p>
      <text:p text:style-name="P12">Sprint ??: Loading screen tips.</text:p>
      <text:p text:style-name="P12"/>
      <text:p text:style-name="P12"/>
      <text:p text:style-name="P12">Things that need better mouse over info logic</text:p>
      <text:list xml:id="list32755081" text:continue-list="list5929921396519268594" text:style-name="L269">
        <text:list-item>
          <text:p text:style-name="P293"><text:soft-page-break/>status icons on entities</text:p>
        </text:list-item>
        <text:list-item>
          <text:p text:style-name="P293">item cards show info about the passives they grant</text:p>
        </text:list-item>
        <text:list-item>
          <text:p text:style-name="P293">character roster: all stats and attributes display info on what they mean/do</text:p>
        </text:list-item>
      </text:list>
      <text:p text:style-name="P12"/>
      <text:p text:style-name="P12"/>
      <text:p text:style-name="P10">To do Before giving out for play testing</text:p>
      <text:list xml:id="list8379916398851063226" text:style-name="L290">
        <text:list-item>
          <text:p text:style-name="P312">TIP SYSTEM!: at least while screen loading, something simple.</text:p>
        </text:list-item>
        <text:list-item>
          <text:p text:style-name="P312">Action queue system (prevent players from accidently breaking game by using an ability while another ability action is not yet resolved) DONE</text:p>
        </text:list-item>
        <text:list-item>
          <text:p text:style-name="P312">Game over victory and game over defeat events confirmed to work properly DONE</text:p>
        </text:list-item>
        <text:list-item>
          <text:p text:style-name="P312">Player Prefs / save game / load saved game feature</text:p>
        </text:list-item>
        <text:list-item>
          <text:p text:style-name="P312">quit button on main menu closes application DONE</text:p>
        </text:list-item>
        <text:list-item>
          <text:p text:style-name="P312">Re do status icons view system DONE</text:p>
        </text:list-item>
        <text:list-item>
          <text:p text:style-name="P312">update ability card views / make an ability card prefab DONE</text:p>
        </text:list-item>
        <text:list-item>
          <text:p text:style-name="P187">combat helper system integrated with defender orders (choose a target, choose a tile, etc)</text:p>
          <text:list>
            <text:list-item>
              <text:p text:style-name="P187">in future, this info panel will have a cancel button for mobile, since mobile users cant right click</text:p>
            </text:list-item>
          </text:list>
        </text:list-item>
        <text:list-item>
          <text:p text:style-name="P187">error helper system</text:p>
          <text:list>
            <text:list-item>
              <text:p text:style-name="P187">combat system (“Invalid target: out of range, target has stealth etc. You don't have enough energy for that! Cant use ability: Character is silenced, etc etc)”</text:p>
            </text:list-item>
          </text:list>
        </text:list-item>
      </text:list>
      <text:list xml:id="list2412849957598354079" text:style-name="L291">
        <text:list-item>
          <text:p text:style-name="P188">Update kings blessing event buttons views DONE</text:p>
        </text:list-item>
      </text:list>
      <text:p text:style-name="P12"/>
      <text:p text:style-name="P12"/>
      <text:p text:style-name="P12"/>
      <text:p text:style-name="P10">Views and Visuals to update (general over view)</text:p>
      <text:list xml:id="list952711341825452135" text:style-name="L292">
        <text:list-item>
          <text:p text:style-name="P313">Main menu screen</text:p>
        </text:list-item>
        <text:list-item>
          <text:p text:style-name="P313">Team builder screen</text:p>
        </text:list-item>
        <text:list-item>
          <text:p text:style-name="P313">World Map</text:p>
        </text:list-item>
        <text:list-item>
          <text:p text:style-name="P313">Character Panel</text:p>
          <text:list>
            <text:list-item>
              <text:p text:style-name="P313">Front Page</text:p>
            </text:list-item>
            <text:list-item>
              <text:p text:style-name="P313"><text:soft-page-break/>Talents Page</text:p>
            </text:list-item>
          </text:list>
        </text:list-item>
      </text:list>
      <text:list xml:id="list5954376174483870368" text:style-name="L293">
        <text:list-item>
          <text:p text:style-name="P314">Camp site screen</text:p>
        </text:list-item>
        <text:list-item>
          <text:p text:style-name="P314">Shop screen</text:p>
        </text:list-item>
        <text:list-item>
          <text:p text:style-name="P314">Game Level</text:p>
          <text:list>
            <text:list-item>
              <text:p text:style-name="P314">Level BG</text:p>
            </text:list-item>
            <text:list-item>
              <text:p text:style-name="P314">Tiles</text:p>
            </text:list-item>
          </text:list>
        </text:list-item>
      </text:list>
      <text:list xml:id="list4133230171284161017" text:style-name="L294">
        <text:list-item>
          <text:p text:style-name="P315">Enemy Info panels</text:p>
        </text:list-item>
        <text:list-item>
          <text:p text:style-name="P315">Top Panel</text:p>
        </text:list-item>
        <text:list-item>
          <text:p text:style-name="P315">States View</text:p>
        </text:list-item>
        <text:list-item>
          <text:p text:style-name="P315">Defender ability bar view</text:p>
        </text:list-item>
        <text:list-item>
          <text:p text:style-name="P315">All new ability + passive icons</text:p>
        </text:list-item>
        <text:list-item>
          <text:p text:style-name="P315">Ability Info Panel</text:p>
        </text:list-item>
        <text:list-item>
          <text:p text:style-name="P315">Items + Item Cards</text:p>
        </text:list-item>
        <text:list-item>
          <text:p text:style-name="P315">States + State Cards</text:p>
        </text:list-item>
      </text:list>
      <text:p text:style-name="P12"/>
      <text:p text:style-name="P12"/>
      <text:list xml:id="list8443439319369701928" text:style-name="L295">
        <text:list-item>
          <text:list>
            <text:list-item>
              <text:list>
                <text:list-header>
                  <text:p text:style-name="P316"/>
                </text:list-header>
              </text:list>
            </text:list-item>
          </text:list>
        </text:list-item>
      </text:list>
      <text:p text:style-name="P12"/>
      <text:p text:style-name="P12"/>
      <text:p text:style-name="P12"/>
      <text:p text:style-name="P12"/>
      <text:p text:style-name="P12"/>
      <text:p text:style-name="P1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4T12:53:33.48</dc:date>
    <dc:creator>will black</dc:creator>
    <meta:editing-duration>P43DT5H23M23S</meta:editing-duration>
    <meta:editing-cycles>1123</meta:editing-cycles>
    <meta:generator>OpenOffice/4.1.6$Win32 OpenOffice.org_project/416m1$Build-9790</meta:generator>
    <meta:document-statistic meta:table-count="0" meta:image-count="0" meta:object-count="0" meta:page-count="79" meta:paragraph-count="2070" meta:word-count="14963" meta:character-count="84751"/>
  </office:meta>
</office:document-meta>
</file>